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44in"/>
    </style:style>
    <style:style style:name="co3" style:family="table-column">
      <style:table-column-properties fo:break-before="auto" style:column-width="8.2618in"/>
    </style:style>
    <style:style style:name="co4" style:family="table-column">
      <style:table-column-properties fo:break-before="auto" style:column-width="1.0665in"/>
    </style:style>
    <style:style style:name="co5" style:family="table-column">
      <style:table-column-properties fo:break-before="auto" style:column-width="0.9909in"/>
    </style:style>
    <style:style style:name="co6" style:family="table-column">
      <style:table-column-properties fo:break-before="auto" style:column-width="2.7689in"/>
    </style:style>
    <style:style style:name="co7" style:family="table-column">
      <style:table-column-properties fo:break-before="auto" style:column-width="2.922in"/>
    </style:style>
    <style:style style:name="co8" style:family="table-column">
      <style:table-column-properties fo:break-before="auto" style:column-width="6.4425in"/>
    </style:style>
    <style:style style:name="co9" style:family="table-column">
      <style:table-column-properties fo:break-before="auto" style:column-width="0.5374in"/>
    </style:style>
    <style:style style:name="co10" style:family="table-column">
      <style:table-column-properties fo:break-before="auto" style:column-width="0.7811in"/>
    </style:style>
    <style:style style:name="co11" style:family="table-column">
      <style:table-column-properties fo:break-before="auto" style:column-width="0.8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equirement</text:p>
          </table:table-cell>
          <table:table-cell office:value-type="string" calcext:value-type="string">
            <text:p>UCS</text:p>
          </table:table-cell>
          <table:table-cell office:value-type="string" calcext:value-type="string">
            <text:p>UCS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vi</text:p>
          </table:table-cell>
          <table:table-cell table:formula="of:=IF([.A2]=&quot;&quot;; &quot;&quot;;COM.MICROSOFT.CONCAT(&quot;R&quot;; TEXT( ROW()-1; &quot;000&quot;); &quot;[&quot;; [.$A2]; &quot;]&quot;; IF([.$B2]=&quot;&quot;;&quot;&quot;;COM.MICROSOFT.CONCAT(&quot;(&quot;; [.$B2]; &quot;)&quot;))))" office:value-type="string" office:string-value="R001[1](Civi)" calcext:value-type="string">
            <text:p>R001[1](Civi)</text:p>
          </table:table-cell>
          <table:table-cell office:value-type="string" calcext:value-type="string">
            <text:p>Civilians will spawn in detained 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vi</text:p>
          </table:table-cell>
          <table:table-cell table:formula="of:=IF([.A3]=&quot;&quot;; &quot;&quot;;COM.MICROSOFT.CONCAT(&quot;R&quot;; TEXT( ROW()-1; &quot;000&quot;); &quot;[&quot;; [.$A3]; &quot;]&quot;; IF([.$B3]=&quot;&quot;;&quot;&quot;;COM.MICROSOFT.CONCAT(&quot;(&quot;; [.$B3]; &quot;)&quot;))))" office:value-type="string" office:string-value="R002[1](Civi)" calcext:value-type="string">
            <text:p>R002[1](Civi)</text:p>
          </table:table-cell>
          <table:table-cell office:value-type="string" calcext:value-type="string">
            <text:p>Civilians can be detained by any of the players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s</text:p>
          </table:table-cell>
          <table:table-cell table:formula="of:=IF([.A4]=&quot;&quot;; &quot;&quot;;COM.MICROSOFT.CONCAT(&quot;R&quot;; TEXT( ROW()-1; &quot;000&quot;); &quot;[&quot;; [.$A4]; &quot;]&quot;; IF([.$B4]=&quot;&quot;;&quot;&quot;;COM.MICROSOFT.CONCAT(&quot;(&quot;; [.$B4]; &quot;)&quot;))))" office:value-type="string" office:string-value="R003[1](Cops)" calcext:value-type="string">
            <text:p>R003[1](Cops)</text:p>
          </table:table-cell>
          <table:table-cell office:value-type="string" calcext:value-type="string">
            <text:p>Cops once in the game will search room by room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s</text:p>
          </table:table-cell>
          <table:table-cell table:formula="of:=IF([.A5]=&quot;&quot;; &quot;&quot;;COM.MICROSOFT.CONCAT(&quot;R&quot;; TEXT( ROW()-1; &quot;000&quot;); &quot;[&quot;; [.$A5]; &quot;]&quot;; IF([.$B5]=&quot;&quot;;&quot;&quot;;COM.MICROSOFT.CONCAT(&quot;(&quot;; [.$B5]; &quot;)&quot;))))" office:value-type="string" office:string-value="R004[1](Cops)" calcext:value-type="string">
            <text:p>R004[1](Cops)</text:p>
          </table:table-cell>
          <table:table-cell office:value-type="string" calcext:value-type="string">
            <text:p>Cops will detect player’s bags and take them out of the map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s</text:p>
          </table:table-cell>
          <table:table-cell table:formula="of:=IF([.A6]=&quot;&quot;; &quot;&quot;;COM.MICROSOFT.CONCAT(&quot;R&quot;; TEXT( ROW()-1; &quot;000&quot;); &quot;[&quot;; [.$A6]; &quot;]&quot;; IF([.$B6]=&quot;&quot;;&quot;&quot;;COM.MICROSOFT.CONCAT(&quot;(&quot;; [.$B6]; &quot;)&quot;))))" office:value-type="string" office:string-value="R005[1](Cops)" calcext:value-type="string">
            <text:p>R005[1](Cops)</text:p>
          </table:table-cell>
          <table:table-cell office:value-type="string" calcext:value-type="string">
            <text:p>Cops will detect players and begin to try to attack the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th</text:p>
          </table:table-cell>
          <table:table-cell table:formula="of:=IF([.A7]=&quot;&quot;; &quot;&quot;;COM.MICROSOFT.CONCAT(&quot;R&quot;; TEXT( ROW()-1; &quot;000&quot;); &quot;[&quot;; [.$A7]; &quot;]&quot;; IF([.$B7]=&quot;&quot;;&quot;&quot;;COM.MICROSOFT.CONCAT(&quot;(&quot;; [.$B7]; &quot;)&quot;))))" office:value-type="string" office:string-value="R006[1](Death)" calcext:value-type="string">
            <text:p>R006[1](Death)</text:p>
          </table:table-cell>
          <table:table-cell office:value-type="string" calcext:value-type="string">
            <text:p>Anytime a player reaches zero hit points the player will die and drop anything they had on their person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8]=&quot;&quot;; &quot;&quot;;COM.MICROSOFT.CONCAT(&quot;R&quot;; TEXT( ROW()-1; &quot;000&quot;); &quot;[&quot;; [.$A8]; &quot;]&quot;; IF([.$B8]=&quot;&quot;;&quot;&quot;;COM.MICROSOFT.CONCAT(&quot;(&quot;; [.$B8]; &quot;)&quot;))))" office:value-type="string" office:string-value="R007[1](Game)" calcext:value-type="string">
            <text:p>R007[1](Game)</text:p>
          </table:table-cell>
          <table:table-cell office:value-type="string" calcext:value-type="string">
            <text:p>Once timer runs out enemies will begin to show up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9]=&quot;&quot;; &quot;&quot;;COM.MICROSOFT.CONCAT(&quot;R&quot;; TEXT( ROW()-1; &quot;000&quot;); &quot;[&quot;; [.$A9]; &quot;]&quot;; IF([.$B9]=&quot;&quot;;&quot;&quot;;COM.MICROSOFT.CONCAT(&quot;(&quot;; [.$B9]; &quot;)&quot;))))" office:value-type="string" office:string-value="R008[1](Game)" calcext:value-type="string">
            <text:p>R008[1](Game)</text:p>
          </table:table-cell>
          <table:table-cell office:value-type="string" calcext:value-type="string">
            <text:p>Players will be able to increase the time that they have before enemies spawn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0]=&quot;&quot;; &quot;&quot;;COM.MICROSOFT.CONCAT(&quot;R&quot;; TEXT( ROW()-1; &quot;000&quot;); &quot;[&quot;; [.$A10]; &quot;]&quot;; IF([.$B10]=&quot;&quot;;&quot;&quot;;COM.MICROSOFT.CONCAT(&quot;(&quot;; [.$B10]; &quot;)&quot;))))" office:value-type="string" office:string-value="R009[1](Game)" calcext:value-type="string">
            <text:p>R009[1](Game)</text:p>
          </table:table-cell>
          <table:table-cell office:value-type="string" calcext:value-type="string">
            <text:p>Players who are informants will be able to reduce the time that they have before enemies spawn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1]=&quot;&quot;; &quot;&quot;;COM.MICROSOFT.CONCAT(&quot;R&quot;; TEXT( ROW()-1; &quot;000&quot;); &quot;[&quot;; [.$A11]; &quot;]&quot;; IF([.$B11]=&quot;&quot;;&quot;&quot;;COM.MICROSOFT.CONCAT(&quot;(&quot;; [.$B11]; &quot;)&quot;))))" office:value-type="string" office:string-value="R010[1](Game)" calcext:value-type="string">
            <text:p>R010[1](Game)</text:p>
          </table:table-cell>
          <table:table-cell office:value-type="string" calcext:value-type="string">
            <text:p>Once timer runs out players will be given a designated spot to put their bags in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2]=&quot;&quot;; &quot;&quot;;COM.MICROSOFT.CONCAT(&quot;R&quot;; TEXT( ROW()-1; &quot;000&quot;); &quot;[&quot;; [.$A12]; &quot;]&quot;; IF([.$B12]=&quot;&quot;;&quot;&quot;;COM.MICROSOFT.CONCAT(&quot;(&quot;; [.$B12]; &quot;)&quot;))))" office:value-type="string" office:string-value="R011[1](Game)" calcext:value-type="string">
            <text:p>R011[1](Game)</text:p>
          </table:table-cell>
          <table:table-cell office:value-type="string" calcext:value-type="string">
            <text:p>Once timer runs out players will be given a designated spot to leave the mission and getaway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3]=&quot;&quot;; &quot;&quot;;COM.MICROSOFT.CONCAT(&quot;R&quot;; TEXT( ROW()-1; &quot;000&quot;); &quot;[&quot;; [.$A13]; &quot;]&quot;; IF([.$B13]=&quot;&quot;;&quot;&quot;;COM.MICROSOFT.CONCAT(&quot;(&quot;; [.$B13]; &quot;)&quot;))))" office:value-type="string" office:string-value="R012[1](Game)" calcext:value-type="string">
            <text:p>R012[1](Game)</text:p>
          </table:table-cell>
          <table:table-cell office:value-type="string" calcext:value-type="string">
            <text:p>Once a player does the primary action on items it will be added to their bag if the bag can support i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4]=&quot;&quot;; &quot;&quot;;COM.MICROSOFT.CONCAT(&quot;R&quot;; TEXT( ROW()-1; &quot;000&quot;); &quot;[&quot;; [.$A14]; &quot;]&quot;; IF([.$B14]=&quot;&quot;;&quot;&quot;;COM.MICROSOFT.CONCAT(&quot;(&quot;; [.$B14]; &quot;)&quot;))))" office:value-type="string" office:string-value="R013[1](Game)" calcext:value-type="string">
            <text:p>R013[1](Game)</text:p>
          </table:table-cell>
          <table:table-cell office:value-type="string" calcext:value-type="string">
            <text:p>Informants hovering over a bag will be able to sabotage the bag to place a tracker on i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5]=&quot;&quot;; &quot;&quot;;COM.MICROSOFT.CONCAT(&quot;R&quot;; TEXT( ROW()-1; &quot;000&quot;); &quot;[&quot;; [.$A15]; &quot;]&quot;; IF([.$B15]=&quot;&quot;;&quot;&quot;;COM.MICROSOFT.CONCAT(&quot;(&quot;; [.$B15]; &quot;)&quot;))))" office:value-type="string" office:string-value="R014[1](Game)" calcext:value-type="string">
            <text:p>R014[1](Game)</text:p>
          </table:table-cell>
          <table:table-cell office:value-type="string" calcext:value-type="string">
            <text:p>Players will be able to release bag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6]=&quot;&quot;; &quot;&quot;;COM.MICROSOFT.CONCAT(&quot;R&quot;; TEXT( ROW()-1; &quot;000&quot;); &quot;[&quot;; [.$A16]; &quot;]&quot;; IF([.$B16]=&quot;&quot;;&quot;&quot;;COM.MICROSOFT.CONCAT(&quot;(&quot;; [.$B16]; &quot;)&quot;))))" office:value-type="string" office:string-value="R015[1](Game)" calcext:value-type="string">
            <text:p>R015[1](Game)</text:p>
          </table:table-cell>
          <table:table-cell office:value-type="string" calcext:value-type="string">
            <text:p>Players will be able to take items into their bag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17]=&quot;&quot;; &quot;&quot;;COM.MICROSOFT.CONCAT(&quot;R&quot;; TEXT( ROW()-1; &quot;000&quot;); &quot;[&quot;; [.$A17]; &quot;]&quot;; IF([.$B17]=&quot;&quot;;&quot;&quot;;COM.MICROSOFT.CONCAT(&quot;(&quot;; [.$B17]; &quot;)&quot;))))" office:value-type="string" office:string-value="R016[1](Game)" calcext:value-type="string">
            <text:p>R016[1](Game)</text:p>
          </table:table-cell>
          <table:table-cell office:value-type="string" calcext:value-type="string">
            <text:p>Players will be able to delay the timer by interacting with something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table:formula="of:=IF([.A18]=&quot;&quot;; &quot;&quot;;COM.MICROSOFT.CONCAT(&quot;R&quot;; TEXT( ROW()-1; &quot;000&quot;); &quot;[&quot;; [.$A18]; &quot;]&quot;; IF([.$B18]=&quot;&quot;;&quot;&quot;;COM.MICROSOFT.CONCAT(&quot;(&quot;; [.$B18]; &quot;)&quot;))))" office:value-type="string" office:string-value="R017[1](Health)" calcext:value-type="string">
            <text:p>R017[1](Health)</text:p>
          </table:table-cell>
          <table:table-cell office:value-type="string" calcext:value-type="string">
            <text:p>Anytime a cop attacks a player the player will take damag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table:formula="of:=IF([.A19]=&quot;&quot;; &quot;&quot;;COM.MICROSOFT.CONCAT(&quot;R&quot;; TEXT( ROW()-1; &quot;000&quot;); &quot;[&quot;; [.$A19]; &quot;]&quot;; IF([.$B19]=&quot;&quot;;&quot;&quot;;COM.MICROSOFT.CONCAT(&quot;(&quot;; [.$B19]; &quot;)&quot;))))" office:value-type="string" office:string-value="R018[3](Health)" calcext:value-type="string">
            <text:p>R018[3](Health)</text:p>
          </table:table-cell>
          <table:table-cell office:value-type="string" calcext:value-type="string">
            <text:p>Anytime the player attacks an NPC the NPC will take damage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table:formula="of:=IF([.A20]=&quot;&quot;; &quot;&quot;;COM.MICROSOFT.CONCAT(&quot;R&quot;; TEXT( ROW()-1; &quot;000&quot;); &quot;[&quot;; [.$A20]; &quot;]&quot;; IF([.$B20]=&quot;&quot;;&quot;&quot;;COM.MICROSOFT.CONCAT(&quot;(&quot;; [.$B20]; &quot;)&quot;))))" office:value-type="string" office:string-value="R019[1](Health)" calcext:value-type="string">
            <text:p>R019[1](Health)</text:p>
          </table:table-cell>
          <table:table-cell office:value-type="string" calcext:value-type="string">
            <text:p>Anytime the hero attacks a player the players will take damag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ro</text:p>
          </table:table-cell>
          <table:table-cell table:formula="of:=IF([.A21]=&quot;&quot;; &quot;&quot;;COM.MICROSOFT.CONCAT(&quot;R&quot;; TEXT( ROW()-1; &quot;000&quot;); &quot;[&quot;; [.$A21]; &quot;]&quot;; IF([.$B21]=&quot;&quot;;&quot;&quot;;COM.MICROSOFT.CONCAT(&quot;(&quot;; [.$B21]; &quot;)&quot;))))" office:value-type="string" office:string-value="R020[1](Hero)" calcext:value-type="string">
            <text:p>R020[1](Hero)</text:p>
          </table:table-cell>
          <table:table-cell office:value-type="string" calcext:value-type="string">
            <text:p>Once a timer reaches a point a hero will appear as one of the NPCs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ro</text:p>
          </table:table-cell>
          <table:table-cell table:formula="of:=IF([.A22]=&quot;&quot;; &quot;&quot;;COM.MICROSOFT.CONCAT(&quot;R&quot;; TEXT( ROW()-1; &quot;000&quot;); &quot;[&quot;; [.$A22]; &quot;]&quot;; IF([.$B22]=&quot;&quot;;&quot;&quot;;COM.MICROSOFT.CONCAT(&quot;(&quot;; [.$B22]; &quot;)&quot;))))" office:value-type="string" office:string-value="R021[1](Hero)" calcext:value-type="string">
            <text:p>R021[1](Hero)</text:p>
          </table:table-cell>
          <table:table-cell office:value-type="string" calcext:value-type="string">
            <text:p>The hero will go to the nearest point of interest to decrease the time that the cops com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ro</text:p>
          </table:table-cell>
          <table:table-cell table:formula="of:=IF([.A23]=&quot;&quot;; &quot;&quot;;COM.MICROSOFT.CONCAT(&quot;R&quot;; TEXT( ROW()-1; &quot;000&quot;); &quot;[&quot;; [.$A23]; &quot;]&quot;; IF([.$B23]=&quot;&quot;;&quot;&quot;;COM.MICROSOFT.CONCAT(&quot;(&quot;; [.$B23]; &quot;)&quot;))))" office:value-type="string" office:string-value="R022[1](Hero)" calcext:value-type="string">
            <text:p>R022[1](Hero)</text:p>
          </table:table-cell>
          <table:table-cell office:value-type="string" calcext:value-type="string">
            <text:p>The hero will go towards the players and will start attacking the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put</text:p>
          </table:table-cell>
          <table:table-cell table:formula="of:=IF([.A24]=&quot;&quot;; &quot;&quot;;COM.MICROSOFT.CONCAT(&quot;R&quot;; TEXT( ROW()-1; &quot;000&quot;); &quot;[&quot;; [.$A24]; &quot;]&quot;; IF([.$B24]=&quot;&quot;;&quot;&quot;;COM.MICROSOFT.CONCAT(&quot;(&quot;; [.$B24]; &quot;)&quot;))))" office:value-type="string" office:string-value="R023[1](Input)" calcext:value-type="string">
            <text:p>R023[1](Input)</text:p>
          </table:table-cell>
          <table:table-cell office:value-type="string" calcext:value-type="string">
            <text:p>When given a “primary” input the player will initiate the primary ac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put</text:p>
          </table:table-cell>
          <table:table-cell table:formula="of:=IF([.A25]=&quot;&quot;; &quot;&quot;;COM.MICROSOFT.CONCAT(&quot;R&quot;; TEXT( ROW()-1; &quot;000&quot;); &quot;[&quot;; [.$A25]; &quot;]&quot;; IF([.$B25]=&quot;&quot;;&quot;&quot;;COM.MICROSOFT.CONCAT(&quot;(&quot;; [.$B25]; &quot;)&quot;))))" office:value-type="string" office:string-value="R024[1](Input)" calcext:value-type="string">
            <text:p>R024[1](Input)</text:p>
          </table:table-cell>
          <table:table-cell office:value-type="string" calcext:value-type="string">
            <text:p>When given a “secondary” input the player will initiate the secondary act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nu</text:p>
          </table:table-cell>
          <table:table-cell table:formula="of:=IF([.A26]=&quot;&quot;; &quot;&quot;;COM.MICROSOFT.CONCAT(&quot;R&quot;; TEXT( ROW()-1; &quot;000&quot;); &quot;[&quot;; [.$A26]; &quot;]&quot;; IF([.$B26]=&quot;&quot;;&quot;&quot;;COM.MICROSOFT.CONCAT(&quot;(&quot;; [.$B26]; &quot;)&quot;))))" office:value-type="string" office:string-value="R025[1](Menu)" calcext:value-type="string">
            <text:p>R025[1](Menu)</text:p>
          </table:table-cell>
          <table:table-cell office:value-type="string" calcext:value-type="string">
            <text:p>Game will start on the menu screen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nu</text:p>
          </table:table-cell>
          <table:table-cell table:formula="of:=IF([.A27]=&quot;&quot;; &quot;&quot;;COM.MICROSOFT.CONCAT(&quot;R&quot;; TEXT( ROW()-1; &quot;000&quot;); &quot;[&quot;; [.$A27]; &quot;]&quot;; IF([.$B27]=&quot;&quot;;&quot;&quot;;COM.MICROSOFT.CONCAT(&quot;(&quot;; [.$B27]; &quot;)&quot;))))" office:value-type="string" office:string-value="R026[1](Menu)" calcext:value-type="string">
            <text:p>R026[1](Menu)</text:p>
          </table:table-cell>
          <table:table-cell office:value-type="string" calcext:value-type="string">
            <text:p>Game will have a quit button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nu</text:p>
          </table:table-cell>
          <table:table-cell table:formula="of:=IF([.A28]=&quot;&quot;; &quot;&quot;;COM.MICROSOFT.CONCAT(&quot;R&quot;; TEXT( ROW()-1; &quot;000&quot;); &quot;[&quot;; [.$A28]; &quot;]&quot;; IF([.$B28]=&quot;&quot;;&quot;&quot;;COM.MICROSOFT.CONCAT(&quot;(&quot;; [.$B28]; &quot;)&quot;))))" office:value-type="string" office:string-value="R027[1](Menu)" calcext:value-type="string">
            <text:p>R027[1](Menu)</text:p>
          </table:table-cell>
          <table:table-cell office:value-type="string" calcext:value-type="string">
            <text:p>Option to start lobby men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formula="of:=IF([.A29]=&quot;&quot;; &quot;&quot;;COM.MICROSOFT.CONCAT(&quot;R&quot;; TEXT( ROW()-1; &quot;000&quot;); &quot;[&quot;; [.$A29]; &quot;]&quot;; IF([.$B29]=&quot;&quot;;&quot;&quot;;COM.MICROSOFT.CONCAT(&quot;(&quot;; [.$B29]; &quot;)&quot;))))" office:value-type="string" office:string-value="R028[1](Move)" calcext:value-type="string">
            <text:p>R028[1](Move)</text:p>
          </table:table-cell>
          <table:table-cell office:value-type="string" calcext:value-type="string">
            <text:p>When given a “left” input the player will move to the left at a speed parameter specified by a variab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formula="of:=IF([.A30]=&quot;&quot;; &quot;&quot;;COM.MICROSOFT.CONCAT(&quot;R&quot;; TEXT( ROW()-1; &quot;000&quot;); &quot;[&quot;; [.$A30]; &quot;]&quot;; IF([.$B30]=&quot;&quot;;&quot;&quot;;COM.MICROSOFT.CONCAT(&quot;(&quot;; [.$B30]; &quot;)&quot;))))" office:value-type="string" office:string-value="R029[1](Move)" calcext:value-type="string">
            <text:p>R029[1](Move)</text:p>
          </table:table-cell>
          <table:table-cell office:value-type="string" calcext:value-type="string">
            <text:p>When given a “right” input the player will move to the right at a speed parameter specified by a variab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formula="of:=IF([.A31]=&quot;&quot;; &quot;&quot;;COM.MICROSOFT.CONCAT(&quot;R&quot;; TEXT( ROW()-1; &quot;000&quot;); &quot;[&quot;; [.$A31]; &quot;]&quot;; IF([.$B31]=&quot;&quot;;&quot;&quot;;COM.MICROSOFT.CONCAT(&quot;(&quot;; [.$B31]; &quot;)&quot;))))" office:value-type="string" office:string-value="R030[1](Move)" calcext:value-type="string">
            <text:p>R030[1](Move)</text:p>
          </table:table-cell>
          <table:table-cell office:value-type="string" calcext:value-type="string">
            <text:p>When given a “forward” input the player will move upwards at a speed parameter specified by a variab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formula="of:=IF([.A32]=&quot;&quot;; &quot;&quot;;COM.MICROSOFT.CONCAT(&quot;R&quot;; TEXT( ROW()-1; &quot;000&quot;); &quot;[&quot;; [.$A32]; &quot;]&quot;; IF([.$B32]=&quot;&quot;;&quot;&quot;;COM.MICROSOFT.CONCAT(&quot;(&quot;; [.$B32]; &quot;)&quot;))))" office:value-type="string" office:string-value="R031[1](Move)" calcext:value-type="string">
            <text:p>R031[1](Move)</text:p>
          </table:table-cell>
          <table:table-cell office:value-type="string" calcext:value-type="string">
            <text:p>When given a “downward” input the player will move downwards at a speed parameter specified by a variab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table:formula="of:=IF([.A33]=&quot;&quot;; &quot;&quot;;COM.MICROSOFT.CONCAT(&quot;R&quot;; TEXT( ROW()-1; &quot;000&quot;); &quot;[&quot;; [.$A33]; &quot;]&quot;; IF([.$B33]=&quot;&quot;;&quot;&quot;;COM.MICROSOFT.CONCAT(&quot;(&quot;; [.$B33]; &quot;)&quot;))))" office:value-type="string" office:string-value="R032[1](System)" calcext:value-type="string">
            <text:p>R032[1](System)</text:p>
          </table:table-cell>
          <table:table-cell office:value-type="string" calcext:value-type="string">
            <text:p>Every time that players collect items the bag will increase in weigh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table:formula="of:=IF([.A34]=&quot;&quot;; &quot;&quot;;COM.MICROSOFT.CONCAT(&quot;R&quot;; TEXT( ROW()-1; &quot;000&quot;); &quot;[&quot;; [.$A34]; &quot;]&quot;; IF([.$B34]=&quot;&quot;;&quot;&quot;;COM.MICROSOFT.CONCAT(&quot;(&quot;; [.$B34]; &quot;)&quot;))))" office:value-type="string" office:string-value="R033[1](System)" calcext:value-type="string">
            <text:p>R033[1](System)</text:p>
          </table:table-cell>
          <table:table-cell office:value-type="string" calcext:value-type="string">
            <text:p>Every time that players collect items the bag will increase in monetary valu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table:formula="of:=IF([.A35]=&quot;&quot;; &quot;&quot;;COM.MICROSOFT.CONCAT(&quot;R&quot;; TEXT( ROW()-1; &quot;000&quot;); &quot;[&quot;; [.$A35]; &quot;]&quot;; IF([.$B35]=&quot;&quot;;&quot;&quot;;COM.MICROSOFT.CONCAT(&quot;(&quot;; [.$B35]; &quot;)&quot;))))" office:value-type="string" office:string-value="R034[1](UI)" calcext:value-type="string">
            <text:p>R034[1](UI)</text:p>
          </table:table-cell>
          <table:table-cell office:value-type="string" calcext:value-type="string">
            <text:p>Timer will be shown to the players on their screen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table:formula="of:=IF([.A36]=&quot;&quot;; &quot;&quot;;COM.MICROSOFT.CONCAT(&quot;R&quot;; TEXT( ROW()-1; &quot;000&quot;); &quot;[&quot;; [.$A36]; &quot;]&quot;; IF([.$B36]=&quot;&quot;;&quot;&quot;;COM.MICROSOFT.CONCAT(&quot;(&quot;; [.$B36]; &quot;)&quot;))))" office:value-type="string" office:string-value="R035[1](UI)" calcext:value-type="string">
            <text:p>R035[1](UI)</text:p>
          </table:table-cell>
          <table:table-cell office:value-type="string" calcext:value-type="string">
            <text:p>Players will be able to see the current weight of their bag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table:formula="of:=IF([.A37]=&quot;&quot;; &quot;&quot;;COM.MICROSOFT.CONCAT(&quot;R&quot;; TEXT( ROW()-1; &quot;000&quot;); &quot;[&quot;; [.$A37]; &quot;]&quot;; IF([.$B37]=&quot;&quot;;&quot;&quot;;COM.MICROSOFT.CONCAT(&quot;(&quot;; [.$B37]; &quot;)&quot;))))" office:value-type="string" office:string-value="R036[1](UI)" calcext:value-type="string">
            <text:p>R036[1](UI)</text:p>
          </table:table-cell>
          <table:table-cell office:value-type="string" calcext:value-type="string">
            <text:p>Players will be able to see the current value of the bag that they hold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me</text:p>
          </table:table-cell>
          <table:table-cell table:formula="of:=IF([.A38]=&quot;&quot;; &quot;&quot;;COM.MICROSOFT.CONCAT(&quot;R&quot;; TEXT( ROW()-1; &quot;000&quot;); &quot;[&quot;; [.$A38]; &quot;]&quot;; IF([.$B38]=&quot;&quot;;&quot;&quot;;COM.MICROSOFT.CONCAT(&quot;(&quot;; [.$B38]; &quot;)&quot;))))" office:value-type="string" office:string-value="R037[2](Game)" calcext:value-type="string">
            <text:p>R037[2](Game)</text:p>
          </table:table-cell>
          <table:table-cell office:value-type="string" calcext:value-type="string">
            <text:p>Once a player does the secondary action on a bag, without holding one, they initiate a search on the ba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nu</text:p>
          </table:table-cell>
          <table:table-cell table:formula="of:=IF([.A39]=&quot;&quot;; &quot;&quot;;COM.MICROSOFT.CONCAT(&quot;R&quot;; TEXT( ROW()-1; &quot;000&quot;); &quot;[&quot;; [.$A39]; &quot;]&quot;; IF([.$B39]=&quot;&quot;;&quot;&quot;;COM.MICROSOFT.CONCAT(&quot;(&quot;; [.$B39]; &quot;)&quot;))))" office:value-type="string" office:string-value="R038[2](Menu)" calcext:value-type="string">
            <text:p>R038[2](Menu)</text:p>
          </table:table-cell>
          <table:table-cell office:value-type="string" calcext:value-type="string">
            <text:p>Game will be able to control sound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ve</text:p>
          </table:table-cell>
          <table:table-cell table:formula="of:=IF([.A40]=&quot;&quot;; &quot;&quot;;COM.MICROSOFT.CONCAT(&quot;R&quot;; TEXT( ROW()-1; &quot;000&quot;); &quot;[&quot;; [.$A40]; &quot;]&quot;; IF([.$B40]=&quot;&quot;;&quot;&quot;;COM.MICROSOFT.CONCAT(&quot;(&quot;; [.$B40]; &quot;)&quot;))))" office:value-type="string" office:string-value="R039[2](Move)" calcext:value-type="string">
            <text:p>R039[2](Move)</text:p>
          </table:table-cell>
          <table:table-cell office:value-type="string" calcext:value-type="string">
            <text:p>Bags will have an effect on the player’s movement speed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stem</text:p>
          </table:table-cell>
          <table:table-cell table:formula="of:=IF([.A41]=&quot;&quot;; &quot;&quot;;COM.MICROSOFT.CONCAT(&quot;R&quot;; TEXT( ROW()-1; &quot;000&quot;); &quot;[&quot;; [.$A41]; &quot;]&quot;; IF([.$B41]=&quot;&quot;;&quot;&quot;;COM.MICROSOFT.CONCAT(&quot;(&quot;; [.$B41]; &quot;)&quot;))))" office:value-type="string" office:string-value="R040[3](System)" calcext:value-type="string">
            <text:p>R040[3](System)</text:p>
          </table:table-cell>
          <table:table-cell office:value-type="string" calcext:value-type="string">
            <text:p>People will be able to choose to have friendly fir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</text:p>
          </table:table-cell>
          <table:table-cell table:formula="of:=IF([.A42]=&quot;&quot;; &quot;&quot;;COM.MICROSOFT.CONCAT(&quot;R&quot;; TEXT( ROW()-1; &quot;000&quot;); &quot;[&quot;; [.$A42]; &quot;]&quot;; IF([.$B42]=&quot;&quot;;&quot;&quot;;COM.MICROSOFT.CONCAT(&quot;(&quot;; [.$B42]; &quot;)&quot;))))" office:value-type="string" office:string-value="R041[2](UI)" calcext:value-type="string">
            <text:p>R041[2](UI)</text:p>
          </table:table-cell>
          <table:table-cell office:value-type="string" calcext:value-type="string">
            <text:p>When a player hovers over an item it will show the weight and monetary value of the item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</text:p>
          </table:table-cell>
          <table:table-cell table:formula="of:=IF([.A43]=&quot;&quot;; &quot;&quot;;COM.MICROSOFT.CONCAT(&quot;R&quot;; TEXT( ROW()-1; &quot;000&quot;); &quot;[&quot;; [.$A43]; &quot;]&quot;; IF([.$B43]=&quot;&quot;;&quot;&quot;;COM.MICROSOFT.CONCAT(&quot;(&quot;; [.$B43]; &quot;)&quot;))))" office:value-type="string" office:string-value="R042[2](UI)" calcext:value-type="string">
            <text:p>R042[2](UI)</text:p>
          </table:table-cell>
          <table:table-cell office:value-type="string" calcext:value-type="string">
            <text:p>Players hovering over a bag will be able to see the monetary value of the bag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ps</text:p>
          </table:table-cell>
          <table:table-cell table:formula="of:=IF([.A44]=&quot;&quot;; &quot;&quot;;COM.MICROSOFT.CONCAT(&quot;R&quot;; TEXT( ROW()-1; &quot;000&quot;); &quot;[&quot;; [.$A44]; &quot;]&quot;; IF([.$B44]=&quot;&quot;;&quot;&quot;;COM.MICROSOFT.CONCAT(&quot;(&quot;; [.$B44]; &quot;)&quot;))))" office:value-type="string" office:string-value="R043[3](Cops)" calcext:value-type="string">
            <text:p>R043[3](Cops)</text:p>
          </table:table-cell>
          <table:table-cell office:value-type="string" calcext:value-type="string">
            <text:p>Cops can release NPCs 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C</text:p>
          </table:table-cell>
          <table:table-cell table:formula="of:=IF([.A45]=&quot;&quot;; &quot;&quot;;COM.MICROSOFT.CONCAT(&quot;R&quot;; TEXT( ROW()-1; &quot;000&quot;); &quot;[&quot;; [.$A45]; &quot;]&quot;; IF([.$B45]=&quot;&quot;;&quot;&quot;;COM.MICROSOFT.CONCAT(&quot;(&quot;; [.$B45]; &quot;)&quot;))))" office:value-type="string" office:string-value="R044[3](NPC)" calcext:value-type="string">
            <text:p>R044[3](NPC)</text:p>
          </table:table-cell>
          <table:table-cell office:value-type="string" calcext:value-type="string">
            <text:p>Released NPCs will go towards the entranc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C</text:p>
          </table:table-cell>
          <table:table-cell table:formula="of:=IF([.A46]=&quot;&quot;; &quot;&quot;;COM.MICROSOFT.CONCAT(&quot;R&quot;; TEXT( ROW()-1; &quot;000&quot;); &quot;[&quot;; [.$A46]; &quot;]&quot;; IF([.$B46]=&quot;&quot;;&quot;&quot;;COM.MICROSOFT.CONCAT(&quot;(&quot;; [.$B46]; &quot;)&quot;))))" office:value-type="string" office:string-value="R045[3](NPC)" calcext:value-type="string">
            <text:p>R045[3](NPC)</text:p>
          </table:table-cell>
          <table:table-cell office:value-type="string" calcext:value-type="string">
            <text:p>NPCs chosen by the Player will go towards the playe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eting</text:p>
          </table:table-cell>
          <table:table-cell table:formula="of:=IF([.A47]=&quot;&quot;; &quot;&quot;;COM.MICROSOFT.CONCAT(&quot;R&quot;; TEXT( ROW()-1; &quot;000&quot;); &quot;[&quot;; [.$A47]; &quot;]&quot;; IF([.$B47]=&quot;&quot;;&quot;&quot;;COM.MICROSOFT.CONCAT(&quot;(&quot;; [.$B47]; &quot;)&quot;))))" office:value-type="string" office:string-value="R046[1](Meeting)" calcext:value-type="string">
            <text:p>R046[1](Meeting)</text:p>
          </table:table-cell>
          <table:table-cell office:value-type="string" calcext:value-type="string">
            <text:p>Players will be able to call for a meeting bringing everyone together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eting</text:p>
          </table:table-cell>
          <table:table-cell table:formula="of:=IF([.A48]=&quot;&quot;; &quot;&quot;;COM.MICROSOFT.CONCAT(&quot;R&quot;; TEXT( ROW()-1; &quot;000&quot;); &quot;[&quot;; [.$A48]; &quot;]&quot;; IF([.$B48]=&quot;&quot;;&quot;&quot;;COM.MICROSOFT.CONCAT(&quot;(&quot;; [.$B48]; &quot;)&quot;))))" office:value-type="string" office:string-value="R047[1](Meeting)" calcext:value-type="string">
            <text:p>R047[1](Meeting)</text:p>
          </table:table-cell>
          <table:table-cell office:value-type="string" calcext:value-type="string">
            <text:p>Players will be able to choose who they are going to detain 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ormants</text:p>
          </table:table-cell>
          <table:table-cell table:formula="of:=IF([.A49]=&quot;&quot;; &quot;&quot;;COM.MICROSOFT.CONCAT(&quot;R&quot;; TEXT( ROW()-1; &quot;000&quot;); &quot;[&quot;; [.$A49]; &quot;]&quot;; IF([.$B49]=&quot;&quot;;&quot;&quot;;COM.MICROSOFT.CONCAT(&quot;(&quot;; [.$B49]; &quot;)&quot;))))" office:value-type="string" office:string-value="R048[1](Informants)" calcext:value-type="string">
            <text:p>R048[1](Informants)</text:p>
          </table:table-cell>
          <table:table-cell office:value-type="string" calcext:value-type="string">
            <text:p>Informants will be able to arrest other players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ro</text:p>
          </table:table-cell>
          <table:table-cell table:formula="of:=IF([.A50]=&quot;&quot;; &quot;&quot;;COM.MICROSOFT.CONCAT(&quot;R&quot;; TEXT( ROW()-1; &quot;000&quot;); &quot;[&quot;; [.$A50]; &quot;]&quot;; IF([.$B50]=&quot;&quot;;&quot;&quot;;COM.MICROSOFT.CONCAT(&quot;(&quot;; [.$B50]; &quot;)&quot;))))" office:value-type="string" office:string-value="R049[1](Hero)" calcext:value-type="string">
            <text:p>R049[1](Hero)</text:p>
          </table:table-cell>
          <table:table-cell office:value-type="string" calcext:value-type="string">
            <text:p>Hero will interact with a timer speedup to make the timer go down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51]=&quot;&quot;; &quot;&quot;;COM.MICROSOFT.CONCAT(&quot;R&quot;; TEXT( ROW()-1; &quot;000&quot;); &quot;[&quot;; [.$A51]; &quot;]&quot;; IF([.$B51]=&quot;&quot;;&quot;&quot;;COM.MICROSOFT.CONCAT(&quot;(&quot;; [.$B51]; &quot;)&quot;))))" office:value-type="string" office:string-value="R050[1](Game)" calcext:value-type="string">
            <text:p>R050[1](Game)</text:p>
          </table:table-cell>
          <table:table-cell office:value-type="string" calcext:value-type="string">
            <text:p>Player will be able to join a lobby to start the gam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table:formula="of:=IF([.A52]=&quot;&quot;; &quot;&quot;;COM.MICROSOFT.CONCAT(&quot;R&quot;; TEXT( ROW()-1; &quot;000&quot;); &quot;[&quot;; [.$A52]; &quot;]&quot;; IF([.$B52]=&quot;&quot;;&quot;&quot;;COM.MICROSOFT.CONCAT(&quot;(&quot;; [.$B52]; &quot;)&quot;))))" office:value-type="string" office:string-value="R051[1](Game)" calcext:value-type="string">
            <text:p>R051[1](Game)</text:p>
          </table:table-cell>
          <table:table-cell office:value-type="string" calcext:value-type="string">
            <text:p>Player will be able to attack when not having a bag near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table:formula="of:=IF([.A53]=&quot;&quot;; &quot;&quot;;COM.MICROSOFT.CONCAT(&quot;R&quot;; TEXT( ROW()-1; &quot;000&quot;); &quot;[&quot;; [.$A53]; &quot;]&quot;; IF([.$B53]=&quot;&quot;;&quot;&quot;;COM.MICROSOFT.CONCAT(&quot;(&quot;; [.$B53]; &quot;)&quot;))))" office:value-type="string" office:string-value="R052[1](UI)" calcext:value-type="string">
            <text:p>R052[1](UI)</text:p>
          </table:table-cell>
          <table:table-cell office:value-type="string" calcext:value-type="string">
            <text:p>UI will show what the primary and secondary action do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IF([.A54]=&quot;&quot;; &quot;&quot;;COM.MICROSOFT.CONCAT(&quot;R&quot;; TEXT( ROW()-1; &quot;000&quot;); &quot;[&quot;; [.$A54]; &quot;]&quot;; IF([.$B54]=&quot;&quot;;&quot;&quot;;COM.MICROSOFT.CONCAT(&quot;(&quot;; [.$B54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55]=&quot;&quot;; &quot;&quot;;COM.MICROSOFT.CONCAT(&quot;R&quot;; TEXT( ROW()-1; &quot;000&quot;); &quot;[&quot;; [.$A55]; &quot;]&quot;; IF([.$B55]=&quot;&quot;;&quot;&quot;;COM.MICROSOFT.CONCAT(&quot;(&quot;; [.$B55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56]=&quot;&quot;; &quot;&quot;;COM.MICROSOFT.CONCAT(&quot;R&quot;; TEXT( ROW()-1; &quot;000&quot;); &quot;[&quot;; [.$A56]; &quot;]&quot;; IF([.$B56]=&quot;&quot;;&quot;&quot;;COM.MICROSOFT.CONCAT(&quot;(&quot;; [.$B56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57]=&quot;&quot;; &quot;&quot;;COM.MICROSOFT.CONCAT(&quot;R&quot;; TEXT( ROW()-1; &quot;000&quot;); &quot;[&quot;; [.$A57]; &quot;]&quot;; IF([.$B57]=&quot;&quot;;&quot;&quot;;COM.MICROSOFT.CONCAT(&quot;(&quot;; [.$B57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58]=&quot;&quot;; &quot;&quot;;COM.MICROSOFT.CONCAT(&quot;R&quot;; TEXT( ROW()-1; &quot;000&quot;); &quot;[&quot;; [.$A58]; &quot;]&quot;; IF([.$B58]=&quot;&quot;;&quot;&quot;;COM.MICROSOFT.CONCAT(&quot;(&quot;; [.$B58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59]=&quot;&quot;; &quot;&quot;;COM.MICROSOFT.CONCAT(&quot;R&quot;; TEXT( ROW()-1; &quot;000&quot;); &quot;[&quot;; [.$A59]; &quot;]&quot;; IF([.$B59]=&quot;&quot;;&quot;&quot;;COM.MICROSOFT.CONCAT(&quot;(&quot;; [.$B59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0]=&quot;&quot;; &quot;&quot;;COM.MICROSOFT.CONCAT(&quot;R&quot;; TEXT( ROW()-1; &quot;000&quot;); &quot;[&quot;; [.$A60]; &quot;]&quot;; IF([.$B60]=&quot;&quot;;&quot;&quot;;COM.MICROSOFT.CONCAT(&quot;(&quot;; [.$B60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1]=&quot;&quot;; &quot;&quot;;COM.MICROSOFT.CONCAT(&quot;R&quot;; TEXT( ROW()-1; &quot;000&quot;); &quot;[&quot;; [.$A61]; &quot;]&quot;; IF([.$B61]=&quot;&quot;;&quot;&quot;;COM.MICROSOFT.CONCAT(&quot;(&quot;; [.$B61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2]=&quot;&quot;; &quot;&quot;;COM.MICROSOFT.CONCAT(&quot;R&quot;; TEXT( ROW()-1; &quot;000&quot;); &quot;[&quot;; [.$A62]; &quot;]&quot;; IF([.$B62]=&quot;&quot;;&quot;&quot;;COM.MICROSOFT.CONCAT(&quot;(&quot;; [.$B62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3]=&quot;&quot;; &quot;&quot;;COM.MICROSOFT.CONCAT(&quot;R&quot;; TEXT( ROW()-1; &quot;000&quot;); &quot;[&quot;; [.$A63]; &quot;]&quot;; IF([.$B63]=&quot;&quot;;&quot;&quot;;COM.MICROSOFT.CONCAT(&quot;(&quot;; [.$B63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4]=&quot;&quot;; &quot;&quot;;COM.MICROSOFT.CONCAT(&quot;R&quot;; TEXT( ROW()-1; &quot;000&quot;); &quot;[&quot;; [.$A64]; &quot;]&quot;; IF([.$B64]=&quot;&quot;;&quot;&quot;;COM.MICROSOFT.CONCAT(&quot;(&quot;; [.$B64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5]=&quot;&quot;; &quot;&quot;;COM.MICROSOFT.CONCAT(&quot;R&quot;; TEXT( ROW()-1; &quot;000&quot;); &quot;[&quot;; [.$A65]; &quot;]&quot;; IF([.$B65]=&quot;&quot;;&quot;&quot;;COM.MICROSOFT.CONCAT(&quot;(&quot;; [.$B65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6]=&quot;&quot;; &quot;&quot;;COM.MICROSOFT.CONCAT(&quot;R&quot;; TEXT( ROW()-1; &quot;000&quot;); &quot;[&quot;; [.$A66]; &quot;]&quot;; IF([.$B66]=&quot;&quot;;&quot;&quot;;COM.MICROSOFT.CONCAT(&quot;(&quot;; [.$B66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7]=&quot;&quot;; &quot;&quot;;COM.MICROSOFT.CONCAT(&quot;R&quot;; TEXT( ROW()-1; &quot;000&quot;); &quot;[&quot;; [.$A67]; &quot;]&quot;; IF([.$B67]=&quot;&quot;;&quot;&quot;;COM.MICROSOFT.CONCAT(&quot;(&quot;; [.$B67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8]=&quot;&quot;; &quot;&quot;;COM.MICROSOFT.CONCAT(&quot;R&quot;; TEXT( ROW()-1; &quot;000&quot;); &quot;[&quot;; [.$A68]; &quot;]&quot;; IF([.$B68]=&quot;&quot;;&quot;&quot;;COM.MICROSOFT.CONCAT(&quot;(&quot;; [.$B68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69]=&quot;&quot;; &quot;&quot;;COM.MICROSOFT.CONCAT(&quot;R&quot;; TEXT( ROW()-1; &quot;000&quot;); &quot;[&quot;; [.$A69]; &quot;]&quot;; IF([.$B69]=&quot;&quot;;&quot;&quot;;COM.MICROSOFT.CONCAT(&quot;(&quot;; [.$B69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70]=&quot;&quot;; &quot;&quot;;COM.MICROSOFT.CONCAT(&quot;R&quot;; TEXT( ROW()-1; &quot;000&quot;); &quot;[&quot;; [.$A70]; &quot;]&quot;; IF([.$B70]=&quot;&quot;;&quot;&quot;;COM.MICROSOFT.CONCAT(&quot;(&quot;; [.$B70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71]=&quot;&quot;; &quot;&quot;;COM.MICROSOFT.CONCAT(&quot;R&quot;; TEXT( ROW()-1; &quot;000&quot;); &quot;[&quot;; [.$A71]; &quot;]&quot;; IF([.$B71]=&quot;&quot;;&quot;&quot;;COM.MICROSOFT.CONCAT(&quot;(&quot;; [.$B71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72]=&quot;&quot;; &quot;&quot;;COM.MICROSOFT.CONCAT(&quot;R&quot;; TEXT( ROW()-1; &quot;000&quot;); &quot;[&quot;; [.$A72]; &quot;]&quot;; IF([.$B72]=&quot;&quot;;&quot;&quot;;COM.MICROSOFT.CONCAT(&quot;(&quot;; [.$B72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73]=&quot;&quot;; &quot;&quot;;COM.MICROSOFT.CONCAT(&quot;R&quot;; TEXT( ROW()-1; &quot;000&quot;); &quot;[&quot;; [.$A73]; &quot;]&quot;; IF([.$B73]=&quot;&quot;;&quot;&quot;;COM.MICROSOFT.CONCAT(&quot;(&quot;; [.$B73]; &quot;)&quot;)))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A74]=&quot;&quot;; &quot;&quot;;COM.MICROSOFT.CONCAT(&quot;R&quot;; TEXT( ROW()-1; &quot;000&quot;); &quot;[&quot;; [.$A74]; &quot;]&quot;; IF([.$B74]=&quot;&quot;;&quot;&quot;;COM.MICROSOFT.CONCAT(&quot;(&quot;; [.$B74]; &quot;)&quot;))))">
            <text:p/>
          </table:table-cell>
          <table:table-cell table:number-columns-repeated="5"/>
        </table:table-row>
      </table:table>
      <table:table table:name="Use Case Scenario" table:style-name="ta1">
        <office:forms form:automatic-focus="false" form:apply-design-mode="false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ctor</text:p>
          </table:table-cell>
          <table:table-cell table:style-name="ce1" office:value-type="string" calcext:value-type="string">
            <text:p>Use Case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ost condition</text:p>
          </table:table-cell>
        </table:table-row>
        <table:table-row table:style-name="ro2">
          <table:table-cell table:style-name="ce1" table:formula="of:=IF([.$B2]=&quot;&quot;;&quot;&quot;;COM.MICROSOFT.CONCAT(&quot;UCS-&quot;; TEXT(ROW()-1; &quot;000&quot;)))" office:value-type="string" office:string-value="UCS-001" calcext:value-type="string">
            <text:p>UCS-001</text:p>
          </table:table-cell>
          <table:table-cell table:style-name="ce1" office:value-type="string" calcext:value-type="string">
            <text:p>Movement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Movement Input</text:p>
          </table:table-cell>
          <table:table-cell table:style-name="ce2" office:value-type="string" calcext:value-type="string">
            <text:p>1. Player must not be doing any other action</text:p>
          </table:table-cell>
          <table:table-cell table:style-name="ce2" office:value-type="string" calcext:value-type="string">
            <text:p>1. Player will input a direction they want to go</text:p>
            <text:p>     - All directional inputs will correspond to moving in that direction</text:p>
          </table:table-cell>
          <table:table-cell table:style-name="ce2" office:value-type="string" calcext:value-type="string">
            <text:p>Local Player:</text:p>
            <text:p>1. Input is sent to server</text:p>
            <text:p>Server: </text:p>
            <text:p>2. Updates Player’s position</text:p>
            <text:p>Clients:</text:p>
            <text:p>3. Reflect the updated position</text:p>
            <text:p>4. Plays animation</text:p>
          </table:table-cell>
        </table:table-row>
        <table:table-row table:style-name="ro2">
          <table:table-cell table:style-name="ce1" table:formula="of:=IF([.$B3]=&quot;&quot;;&quot;&quot;;COM.MICROSOFT.CONCAT(&quot;UCS-&quot;; TEXT(ROW()-1; &quot;000&quot;)))" office:value-type="string" office:string-value="UCS-002" calcext:value-type="string">
            <text:p>UCS-002</text:p>
          </table:table-cell>
          <table:table-cell table:style-name="ce1" office:value-type="string" calcext:value-type="string">
            <text:p>Item Pickup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Primary Action</text:p>
          </table:table-cell>
          <table:table-cell table:style-name="ce2" office:value-type="string" calcext:value-type="string">
            <text:p>1. Player must be near an item that can be picked up</text:p>
            <text:p>2. A bag must be on the player</text:p>
            <text:p>3. Bag must be able to have enough capacity in its weight</text:p>
          </table:table-cell>
          <table:table-cell table:style-name="ce2" office:value-type="string" calcext:value-type="string">
            <text:p>1. Player will input the primary action</text:p>
          </table:table-cell>
          <table:table-cell table:style-name="ce2" office:value-type="string" calcext:value-type="string">
            <text:p>Local Player:</text:p>
            <text:p>1. Input is sent to server</text:p>
            <text:p>Server: </text:p>
            <text:p>2. Adds the weight and value of the item to the collecting player’s bag</text:p>
            <text:p>3. The server will destroy the object</text:p>
            <text:p>Clients:</text:p>
            <text:p>4. Plays animation</text:p>
          </table:table-cell>
        </table:table-row>
        <table:table-row table:style-name="ro3">
          <table:table-cell table:style-name="ce1" table:formula="of:=IF([.$B4]=&quot;&quot;;&quot;&quot;;COM.MICROSOFT.CONCAT(&quot;UCS-&quot;; TEXT(ROW()-1; &quot;000&quot;)))" office:value-type="string" office:string-value="UCS-003" calcext:value-type="string">
            <text:p>UCS-003</text:p>
          </table:table-cell>
          <table:table-cell table:style-name="ce1" office:value-type="string" calcext:value-type="string">
            <text:p>Bag Pickup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Primary Action</text:p>
          </table:table-cell>
          <table:table-cell table:style-name="ce2" office:value-type="string" calcext:value-type="string">
            <text:p>1. Player must be near a bag that is empty</text:p>
          </table:table-cell>
          <table:table-cell table:style-name="ce2" office:value-type="string" calcext:value-type="string">
            <text:p>1. Player will input the primary action</text:p>
          </table:table-cell>
          <table:table-cell table:style-name="ce2" office:value-type="string" calcext:value-type="string">
            <text:p>Local Player:</text:p>
            <text:p>1. Input is sent to server</text:p>
            <text:p>Server:</text:p>
            <text:p>2. Bag is added to the Local Player</text:p>
            <text:p>Client: </text:p>
            <text:p>3. Plays Animation</text:p>
          </table:table-cell>
        </table:table-row>
        <table:table-row table:style-name="ro3">
          <table:table-cell table:style-name="ce1" table:formula="of:=IF([.$B5]=&quot;&quot;;&quot;&quot;;COM.MICROSOFT.CONCAT(&quot;UCS-&quot;; TEXT(ROW()-1; &quot;000&quot;)))" office:value-type="string" office:string-value="UCS-004" calcext:value-type="string">
            <text:p>UCS-004</text:p>
          </table:table-cell>
          <table:table-cell table:style-name="ce1" office:value-type="string" calcext:value-type="string">
            <text:p>Bag Tamper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Secondary Action</text:p>
          </table:table-cell>
          <table:table-cell table:style-name="ce2" office:value-type="string" calcext:value-type="string">
            <text:p>1. Player must be Informant</text:p>
            <text:p>2. Player must be near a filled bag</text:p>
          </table:table-cell>
          <table:table-cell table:style-name="ce2" office:value-type="string" calcext:value-type="string">
            <text:p>1. Player will input the secondary action</text:p>
          </table:table-cell>
          <table:table-cell table:style-name="ce2" office:value-type="string" calcext:value-type="string">
            <text:p>Local Player:</text:p>
            <text:p>1. Input is sent to server</text:p>
            <text:p>Server:</text:p>
            <text:p>2. Sets the bag to be tracked</text:p>
            <text:p>Client:</text:p>
            <text:p>3. Plays animation</text:p>
          </table:table-cell>
        </table:table-row>
        <table:table-row table:style-name="ro3">
          <table:table-cell table:style-name="ce1" table:formula="of:=IF([.$B6]=&quot;&quot;;&quot;&quot;;COM.MICROSOFT.CONCAT(&quot;UCS-&quot;; TEXT(ROW()-1; &quot;000&quot;)))" office:value-type="string" office:string-value="UCS-005" calcext:value-type="string">
            <text:p>UCS-005</text:p>
          </table:table-cell>
          <table:table-cell table:style-name="ce1" office:value-type="string" calcext:value-type="string">
            <text:p>Bag Search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Secondary Action</text:p>
          </table:table-cell>
          <table:table-cell table:style-name="ce2" office:value-type="string" calcext:value-type="string">
            <text:p>1. Player must not be the informant</text:p>
            <text:p>2. Player must be near a filled bag</text:p>
          </table:table-cell>
          <table:table-cell table:style-name="ce2" office:value-type="string" calcext:value-type="string">
            <text:p>1. Player will input the secondary action</text:p>
          </table:table-cell>
          <table:table-cell table:style-name="ce2" office:value-type="string" calcext:value-type="string">
            <text:p>Local Player:</text:p>
            <text:p>1. Input is sent to server</text:p>
            <text:p>Server</text:p>
            <text:p>2. Gives the tampered status back to the local player</text:p>
            <text:p>Client:</text:p>
            <text:p>3. Plays animation</text:p>
          </table:table-cell>
        </table:table-row>
        <table:table-row table:style-name="ro2">
          <table:table-cell table:style-name="ce1" table:formula="of:=IF([.$B7]=&quot;&quot;;&quot;&quot;;COM.MICROSOFT.CONCAT(&quot;UCS-&quot;; TEXT(ROW()-1; &quot;000&quot;)))" office:value-type="string" office:string-value="UCS-006" calcext:value-type="string">
            <text:p>UCS-006</text:p>
          </table:table-cell>
          <table:table-cell table:style-name="ce1" office:value-type="string" calcext:value-type="string">
            <text:p>Timer Slowdown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Primary Action</text:p>
          </table:table-cell>
          <table:table-cell table:style-name="ce2" office:value-type="string" calcext:value-type="string">
            <text:p>1. Player must be near an interaction point</text:p>
          </table:table-cell>
          <table:table-cell table:style-name="ce2" office:value-type="string" calcext:value-type="string">
            <text:p>1. Player will input the primary action</text:p>
          </table:table-cell>
          <table:table-cell table:style-name="ce2" office:value-type="string" calcext:value-type="string">
            <text:p>Local Player:</text:p>
            <text:p>1. Input is sent to server</text:p>
            <text:p>Server:</text:p>
            <text:p>2. Adds time to timer</text:p>
            <text:p>Client:</text:p>
            <text:p>3. Timer updates based on  given</text:p>
            <text:p/>
          </table:table-cell>
        </table:table-row>
        <table:table-row table:style-name="ro3">
          <table:table-cell table:style-name="ce1" table:formula="of:=IF([.$B8]=&quot;&quot;;&quot;&quot;;COM.MICROSOFT.CONCAT(&quot;UCS-&quot;; TEXT(ROW()-1; &quot;000&quot;)))" office:value-type="string" office:string-value="UCS-007" calcext:value-type="string">
            <text:p>UCS-007</text:p>
          </table:table-cell>
          <table:table-cell table:style-name="ce1" office:value-type="string" calcext:value-type="string">
            <text:p>Timer Speedup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Primary Action</text:p>
          </table:table-cell>
          <table:table-cell table:style-name="ce2" office:value-type="string" calcext:value-type="string">
            <text:p>1. Player must be informant</text:p>
            <text:p>2. Player must be near an interaction point</text:p>
          </table:table-cell>
          <table:table-cell table:style-name="ce2" office:value-type="string" calcext:value-type="string">
            <text:p>1. Player will input the primary action</text:p>
          </table:table-cell>
          <table:table-cell table:style-name="ce2" office:value-type="string" calcext:value-type="string">
            <text:p>Local player:</text:p>
            <text:p>1. Input is sent to server </text:p>
            <text:p>Server:</text:p>
            <text:p>2. Removes time from timer</text:p>
            <text:p>Client:</text:p>
            <text:p>3. Timer updates based on time taken</text:p>
          </table:table-cell>
        </table:table-row>
        <table:table-row table:style-name="ro4">
          <table:table-cell table:style-name="ce1" table:formula="of:=IF([.$B9]=&quot;&quot;;&quot;&quot;;COM.MICROSOFT.CONCAT(&quot;UCS-&quot;; TEXT(ROW()-1; &quot;000&quot;)))" office:value-type="string" office:string-value="UCS-008" calcext:value-type="string">
            <text:p>UCS-008</text:p>
          </table:table-cell>
          <table:table-cell table:style-name="ce1" office:value-type="string" calcext:value-type="string">
            <text:p>Bag Release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Secondary Action</text:p>
          </table:table-cell>
          <table:table-cell table:style-name="ce2" office:value-type="string" calcext:value-type="string">
            <text:p>1. Player must be holding a bag</text:p>
          </table:table-cell>
          <table:table-cell table:style-name="ce2" office:value-type="string" calcext:value-type="string">
            <text:p>1. Player will input the secondary action</text:p>
          </table:table-cell>
          <table:table-cell table:style-name="ce2" office:value-type="string" calcext:value-type="string">
            <text:p>Local Player:</text:p>
            <text:p>1. Input is sent to server</text:p>
            <text:p>Server:</text:p>
            <text:p>2. </text:p>
          </table:table-cell>
        </table:table-row>
        <table:table-row table:style-name="ro5">
          <table:table-cell table:style-name="ce1" table:formula="of:=IF([.$B10]=&quot;&quot;;&quot;&quot;;COM.MICROSOFT.CONCAT(&quot;UCS-&quot;; TEXT(ROW()-1; &quot;000&quot;)))" office:value-type="string" office:string-value="UCS-009" calcext:value-type="string">
            <text:p>UCS-009</text:p>
          </table:table-cell>
          <table:table-cell table:style-name="ce1" office:value-type="string" calcext:value-type="string">
            <text:p>UI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Player is in a level</text:p>
            <text:p>2. Local player has a place to see those values</text:p>
          </table:table-cell>
          <table:table-cell table:style-name="ce2" office:value-type="string" calcext:value-type="string">
            <text:p>1. Server updates to current values of the player</text:p>
          </table:table-cell>
          <table:table-cell table:style-name="ce2" office:value-type="string" calcext:value-type="string">
            <text:p>Local Player: </text:p>
            <text:p>1. Gets values from server</text:p>
            <text:p>2. Updates the Values on UI</text:p>
          </table:table-cell>
        </table:table-row>
        <table:table-row table:style-name="ro6">
          <table:table-cell table:style-name="ce1" table:formula="of:=IF([.$B11]=&quot;&quot;;&quot;&quot;;COM.MICROSOFT.CONCAT(&quot;UCS-&quot;; TEXT(ROW()-1; &quot;000&quot;)))" office:value-type="string" office:string-value="UCS-010" calcext:value-type="string">
            <text:p>UCS-010</text:p>
          </table:table-cell>
          <table:table-cell table:style-name="ce1" office:value-type="string" calcext:value-type="string">
            <text:p>Game Start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Game State</text:p>
          </table:table-cell>
          <table:table-cell table:style-name="ce2"/>
          <table:table-cell table:style-name="ce2" office:value-type="string" calcext:value-type="string">
            <text:p>1. Player opens a menu with buttons, Settings, Play, and Quit</text:p>
          </table:table-cell>
          <table:table-cell table:style-name="ce2"/>
        </table:table-row>
        <table:table-row table:style-name="ro4">
          <table:table-cell table:style-name="ce1" table:formula="of:=IF([.$B12]=&quot;&quot;;&quot;&quot;;COM.MICROSOFT.CONCAT(&quot;UCS-&quot;; TEXT(ROW()-1; &quot;000&quot;)))" office:value-type="string" office:string-value="UCS-011" calcext:value-type="string">
            <text:p>UCS-011</text:p>
          </table:table-cell>
          <table:table-cell table:style-name="ce1" office:value-type="string" calcext:value-type="string">
            <text:p>Game End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Players have ended the game</text:p>
          </table:table-cell>
          <table:table-cell table:style-name="ce2" office:value-type="string" calcext:value-type="string">
            <text:p>1. Game End Screen will show for clients</text:p>
            <text:p>2. Clients will ready to leave</text:p>
          </table:table-cell>
          <table:table-cell table:style-name="ce2" office:value-type="string" calcext:value-type="string">
            <text:p>Server:</text:p>
            <text:p>1. Closes connection</text:p>
            <text:p>Clients:</text:p>
            <text:p>2. Get booted back to lobby screen</text:p>
          </table:table-cell>
        </table:table-row>
        <table:table-row table:style-name="ro6">
          <table:table-cell table:style-name="ce1" table:formula="of:=IF([.$B13]=&quot;&quot;;&quot;&quot;;COM.MICROSOFT.CONCAT(&quot;UCS-&quot;; TEXT(ROW()-1; &quot;000&quot;)))" office:value-type="string" office:string-value="UCS-012" calcext:value-type="string">
            <text:p>UCS-012</text:p>
          </table:table-cell>
          <table:table-cell table:style-name="ce1" office:value-type="string" calcext:value-type="string">
            <text:p>Game Connect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Player has chosen play on the previous menu</text:p>
          </table:table-cell>
          <table:table-cell table:style-name="ce2" office:value-type="string" calcext:value-type="string">
            <text:p>1. Player will see the server connection screen</text:p>
          </table:table-cell>
          <table:table-cell table:style-name="ce2"/>
        </table:table-row>
        <table:table-row table:style-name="ro6">
          <table:table-cell table:style-name="ce1" table:formula="of:=IF([.$B14]=&quot;&quot;;&quot;&quot;;COM.MICROSOFT.CONCAT(&quot;UCS-&quot;; TEXT(ROW()-1; &quot;000&quot;)))" office:value-type="string" office:string-value="UCS-013" calcext:value-type="string">
            <text:p>UCS-013</text:p>
          </table:table-cell>
          <table:table-cell table:style-name="ce1" office:value-type="string" calcext:value-type="string">
            <text:p>Game Lobby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Player has connected to the server</text:p>
          </table:table-cell>
          <table:table-cell table:style-name="ce2" office:value-type="string" calcext:value-type="string">
            <text:p>1. Player will join a lobby with other clients and be prompted to ready up</text:p>
          </table:table-cell>
          <table:table-cell table:style-name="ce2"/>
        </table:table-row>
        <table:table-row table:style-name="ro5">
          <table:table-cell table:style-name="ce1" table:formula="of:=IF([.$B15]=&quot;&quot;;&quot;&quot;;COM.MICROSOFT.CONCAT(&quot;UCS-&quot;; TEXT(ROW()-1; &quot;000&quot;)))" office:value-type="string" office:string-value="UCS-014" calcext:value-type="string">
            <text:p>UCS-014</text:p>
          </table:table-cell>
          <table:table-cell table:style-name="ce1" office:value-type="string" calcext:value-type="string">
            <text:p>Player Hi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1. Player collided with an enemy hitbox</text:p>
          </table:table-cell>
          <table:table-cell table:style-name="ce2" office:value-type="string" calcext:value-type="string">
            <text:p>1. Clients will see a damage animation</text:p>
          </table:table-cell>
          <table:table-cell table:style-name="ce2" office:value-type="string" calcext:value-type="string">
            <text:p>Server:</text:p>
            <text:p>1. Verifies the hit</text:p>
            <text:p>2. Decreases the amount of health the player has by 1</text:p>
          </table:table-cell>
        </table:table-row>
        <table:table-row table:style-name="ro4">
          <table:table-cell table:style-name="ce1" table:formula="of:=IF([.$B16]=&quot;&quot;;&quot;&quot;;COM.MICROSOFT.CONCAT(&quot;UCS-&quot;; TEXT(ROW()-1; &quot;000&quot;)))" office:value-type="string" office:string-value="UCS-015" calcext:value-type="string">
            <text:p>UCS-015</text:p>
          </table:table-cell>
          <table:table-cell table:style-name="ce1" office:value-type="string" calcext:value-type="string">
            <text:p>NPC Attack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Player is within line of sight of the NPC</text:p>
            <text:p>2. NPC’s attack is within range of the player</text:p>
          </table:table-cell>
          <table:table-cell table:style-name="ce2" office:value-type="string" calcext:value-type="string">
            <text:p>1. NPC is set to attack</text:p>
          </table:table-cell>
          <table:table-cell table:style-name="ce2" office:value-type="string" calcext:value-type="string">
            <text:p>Clients:</text:p>
            <text:p>1. Play NPC attack animation</text:p>
          </table:table-cell>
        </table:table-row>
        <table:table-row table:style-name="ro6">
          <table:table-cell table:style-name="ce1" table:formula="of:=IF([.$B17]=&quot;&quot;;&quot;&quot;;COM.MICROSOFT.CONCAT(&quot;UCS-&quot;; TEXT(ROW()-1; &quot;000&quot;)))" office:value-type="string" office:string-value="UCS-016" calcext:value-type="string">
            <text:p>UCS-016</text:p>
          </table:table-cell>
          <table:table-cell table:style-name="ce1" office:value-type="string" calcext:value-type="string">
            <text:p>NPC Movement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NPC is not detained</text:p>
          </table:table-cell>
          <table:table-cell table:style-name="ce2" office:value-type="string" calcext:value-type="string">
            <text:p>1. NPC sets movement to available</text:p>
            <text:p>2. NPC starts to wander towards </text:p>
          </table:table-cell>
          <table:table-cell table:style-name="ce2" office:value-type="string" calcext:value-type="string">
            <text:p>Clients:</text:p>
            <text:p>1. Play NPC movement animation</text:p>
          </table:table-cell>
        </table:table-row>
        <table:table-row table:style-name="ro7">
          <table:table-cell table:style-name="ce1" table:formula="of:=IF([.$B18]=&quot;&quot;;&quot;&quot;;COM.MICROSOFT.CONCAT(&quot;UCS-&quot;; TEXT(ROW()-1; &quot;000&quot;)))" office:value-type="string" office:string-value="UCS-017" calcext:value-type="string">
            <text:p>UCS-017</text:p>
          </table:table-cell>
          <table:table-cell table:style-name="ce1" office:value-type="string" calcext:value-type="string">
            <text:p>Hero Movement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Hero can move</text:p>
          </table:table-cell>
          <table:table-cell table:style-name="ce2" office:value-type="string" calcext:value-type="string">
            <text:p>1. NPC searches for closest Player or informant interactable </text:p>
          </table:table-cell>
          <table:table-cell table:style-name="ce2" office:value-type="string" calcext:value-type="string">
            <text:p>Server: </text:p>
            <text:p>1. NPC sets the closest object to be the target</text:p>
            <text:p>2. NPC starts moving towards that object </text:p>
            <text:p>Client: </text:p>
            <text:p>1. Play NPC movement </text:p>
          </table:table-cell>
        </table:table-row>
        <table:table-row table:style-name="ro4">
          <table:table-cell table:style-name="ce1" table:formula="of:=IF([.$B19]=&quot;&quot;;&quot;&quot;;COM.MICROSOFT.CONCAT(&quot;UCS-&quot;; TEXT(ROW()-1; &quot;000&quot;)))" office:value-type="string" office:string-value="UCS-018" calcext:value-type="string">
            <text:p>UCS-018</text:p>
          </table:table-cell>
          <table:table-cell table:style-name="ce1" office:value-type="string" calcext:value-type="string">
            <text:p>Cop <text:s/>Patrol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Cop can move</text:p>
          </table:table-cell>
          <table:table-cell table:style-name="ce2" office:value-type="string" calcext:value-type="string">
            <text:p>1. Cop will collect the closest rooms that it has not already passed</text:p>
            <text:p>2. Cop will target one of those rooms</text:p>
          </table:table-cell>
          <table:table-cell table:style-name="ce2" office:value-type="string" calcext:value-type="string">
            <text:p>Server:</text:p>
            <text:p>1. Cop will start moving towards the room</text:p>
            <text:p>Client: </text:p>
            <text:p>2. Play Cop movement animation</text:p>
          </table:table-cell>
        </table:table-row>
        <table:table-row table:style-name="ro5">
          <table:table-cell table:style-name="ce1" table:formula="of:=IF([.$B20]=&quot;&quot;;&quot;&quot;;COM.MICROSOFT.CONCAT(&quot;UCS-&quot;; TEXT(ROW()-1; &quot;000&quot;)))" office:value-type="string" office:string-value="UCS-019" calcext:value-type="string">
            <text:p>UCS-019</text:p>
          </table:table-cell>
          <table:table-cell table:style-name="ce1" office:value-type="string" calcext:value-type="string">
            <text:p>Cop Room Patrol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Cop currently in a room</text:p>
          </table:table-cell>
          <table:table-cell table:style-name="ce2" office:value-type="string" calcext:value-type="string">
            <text:p>1. Cop will set room search to true</text:p>
            <text:p>2. Cop will search the area for any bags or players</text:p>
          </table:table-cell>
          <table:table-cell table:style-name="ce2" office:value-type="string" calcext:value-type="string">
            <text:p>Clients:</text:p>
            <text:p>1. Play Cop movement animation</text:p>
          </table:table-cell>
        </table:table-row>
        <table:table-row table:style-name="ro4">
          <table:table-cell table:style-name="ce1" table:formula="of:=IF([.$B21]=&quot;&quot;;&quot;&quot;;COM.MICROSOFT.CONCAT(&quot;UCS-&quot;; TEXT(ROW()-1; &quot;000&quot;)))" office:value-type="string" office:string-value="UCS-020" calcext:value-type="string">
            <text:p>UCS-020</text:p>
          </table:table-cell>
          <table:table-cell table:style-name="ce1" office:value-type="string" calcext:value-type="string">
            <text:p>Cop Contraband 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Cop is searching a room</text:p>
            <text:p>2. Cop detected a bag</text:p>
          </table:table-cell>
          <table:table-cell table:style-name="ce2" office:value-type="string" calcext:value-type="string">
            <text:p>1. Cop will move toward the bag</text:p>
            <text:p>2. Cop will pick up bag</text:p>
            <text:p>3. Cop will take bag to the entrance taking it away</text:p>
          </table:table-cell>
          <table:table-cell table:style-name="ce2" office:value-type="string" calcext:value-type="string">
            <text:p>Clients:</text:p>
            <text:p>1. Play Cop Bag Removal animation</text:p>
            <text:p>2. Play Cop movement animation</text:p>
          </table:table-cell>
        </table:table-row>
        <table:table-row table:style-name="ro5">
          <table:table-cell table:style-name="ce1" table:formula="of:=IF([.$B22]=&quot;&quot;;&quot;&quot;;COM.MICROSOFT.CONCAT(&quot;UCS-&quot;; TEXT(ROW()-1; &quot;000&quot;)))" office:value-type="string" office:string-value="UCS-021" calcext:value-type="string">
            <text:p>UCS-021</text:p>
          </table:table-cell>
          <table:table-cell table:style-name="ce1" office:value-type="string" calcext:value-type="string">
            <text:p>Cop Arrival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Timer has ended</text:p>
          </table:table-cell>
          <table:table-cell table:style-name="ce2" office:value-type="string" calcext:value-type="string">
            <text:p>1. Cops will start to spawn in from the entrance</text:p>
            <text:p>2. Cops start their patrol</text:p>
          </table:table-cell>
          <table:table-cell table:style-name="ce2" office:value-type="string" calcext:value-type="string">
            <text:p>Clients:</text:p>
            <text:p>1. UI changes timer to a navigation pointer to show where to leave</text:p>
          </table:table-cell>
        </table:table-row>
        <table:table-row table:style-name="ro6">
          <table:table-cell table:style-name="ce1" table:formula="of:=IF([.$B23]=&quot;&quot;;&quot;&quot;;COM.MICROSOFT.CONCAT(&quot;UCS-&quot;; TEXT(ROW()-1; &quot;000&quot;)))" office:value-type="string" office:string-value="UCS-022" calcext:value-type="string">
            <text:p>UCS-022</text:p>
          </table:table-cell>
          <table:table-cell table:style-name="ce1" office:value-type="string" calcext:value-type="string">
            <text:p>Cop NPC Free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Cop Is close to a detained NPC</text:p>
          </table:table-cell>
          <table:table-cell table:style-name="ce2" office:value-type="string" calcext:value-type="string">
            <text:p>1. Cop will go towards the NPC and release the NPC</text:p>
          </table:table-cell>
          <table:table-cell table:style-name="ce2" office:value-type="string" calcext:value-type="string">
            <text:p>Clilents:</text:p>
            <text:p>1. Play Cop’s release animation</text:p>
          </table:table-cell>
        </table:table-row>
        <table:table-row table:style-name="ro7">
          <table:table-cell table:style-name="ce1" table:formula="of:=IF([.$B24]=&quot;&quot;;&quot;&quot;;COM.MICROSOFT.CONCAT(&quot;UCS-&quot;; TEXT(ROW()-1; &quot;000&quot;)))" office:value-type="string" office:string-value="UCS-023" calcext:value-type="string">
            <text:p>UCS-023</text:p>
          </table:table-cell>
          <table:table-cell table:style-name="ce1" office:value-type="string" calcext:value-type="string">
            <text:p>Death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1. Local Player is &lt;= 0 health</text:p>
          </table:table-cell>
          <table:table-cell table:style-name="ce2" office:value-type="string" calcext:value-type="string">
            <text:p>1. Server sends death state to true on player</text:p>
          </table:table-cell>
          <table:table-cell table:style-name="ce2" office:value-type="string" calcext:value-type="string">
            <text:p>Server:</text:p>
            <text:p>1. Player will become unable to control their character</text:p>
            <text:p>2. Player will drop bag if they have one</text:p>
            <text:p>Client:</text:p>
            <text:p>3. Dead Player will be shown as the dead sprite</text:p>
          </table:table-cell>
        </table:table-row>
        <table:table-row table:style-name="ro4">
          <table:table-cell table:style-name="ce1" table:formula="of:=IF([.$B25]=&quot;&quot;;&quot;&quot;;COM.MICROSOFT.CONCAT(&quot;UCS-&quot;; TEXT(ROW()-1; &quot;000&quot;)))" office:value-type="string" office:string-value="UCS-024" calcext:value-type="string">
            <text:p>UCS-024</text:p>
          </table:table-cell>
          <table:table-cell table:style-name="ce1" office:value-type="string" calcext:value-type="string">
            <text:p>Gameplay Star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All players are ready to start</text:p>
          </table:table-cell>
          <table:table-cell table:style-name="ce2" office:value-type="string" calcext:value-type="string">
            <text:p>1. Server sets one of the players to be informant</text:p>
            <text:p>2. Players spawn around the map</text:p>
            <text:p>3. NPCs spawn around the map</text:p>
          </table:table-cell>
          <table:table-cell table:style-name="ce2"/>
        </table:table-row>
        <table:table-row table:style-name="ro2">
          <table:table-cell table:style-name="ce1" table:formula="of:=IF([.$B26]=&quot;&quot;;&quot;&quot;;COM.MICROSOFT.CONCAT(&quot;UCS-&quot;; TEXT(ROW()-1; &quot;000&quot;)))" office:value-type="string" office:string-value="UCS-025" calcext:value-type="string">
            <text:p>UCS-025</text:p>
          </table:table-cell>
          <table:table-cell table:style-name="ce1" office:value-type="string" calcext:value-type="string">
            <text:p>NPC Detained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NPC is not detained</text:p>
            <text:p>2. Player is close to an NPC</text:p>
          </table:table-cell>
          <table:table-cell table:style-name="ce2" office:value-type="string" calcext:value-type="string">
            <text:p>1. Player Inputs primary action</text:p>
          </table:table-cell>
          <table:table-cell table:style-name="ce2" office:value-type="string" calcext:value-type="string">
            <text:p>Local Player:</text:p>
            <text:p>1. Player sends input to the server</text:p>
            <text:p>Server:</text:p>
            <text:p>2. Server verifies the input</text:p>
            <text:p>3. Server will set the NPC to be detained </text:p>
            <text:p>Clients:</text:p>
            <text:p>4. NPC will be shown as Detained</text:p>
          </table:table-cell>
        </table:table-row>
        <table:table-row table:style-name="ro6">
          <table:table-cell table:style-name="ce1" table:formula="of:=IF([.$B27]=&quot;&quot;;&quot;&quot;;COM.MICROSOFT.CONCAT(&quot;UCS-&quot;; TEXT(ROW()-1; &quot;000&quot;)))" office:value-type="string" office:string-value="UCS-026" calcext:value-type="string">
            <text:p>UCS-026</text:p>
          </table:table-cell>
          <table:table-cell table:style-name="ce1" office:value-type="string" calcext:value-type="string">
            <text:p>Item UI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Mouse Hover</text:p>
          </table:table-cell>
          <table:table-cell table:style-name="ce2" office:value-type="string" calcext:value-type="string">
            <text:p>1. Player is close to an object that can be taken</text:p>
          </table:table-cell>
          <table:table-cell table:style-name="ce2" office:value-type="string" calcext:value-type="string">
            <text:p>1. Player hovers over the item they want to take</text:p>
          </table:table-cell>
          <table:table-cell table:style-name="ce2" office:value-type="string" calcext:value-type="string">
            <text:p>Local Player:</text:p>
            <text:p>1. Game shows the item’s weight and monetary value</text:p>
          </table:table-cell>
        </table:table-row>
        <table:table-row table:style-name="ro6">
          <table:table-cell table:style-name="ce1" table:formula="of:=IF([.$B28]=&quot;&quot;;&quot;&quot;;COM.MICROSOFT.CONCAT(&quot;UCS-&quot;; TEXT(ROW()-1; &quot;000&quot;)))" office:value-type="string" office:string-value="UCS-027" calcext:value-type="string">
            <text:p>UCS-027</text:p>
          </table:table-cell>
          <table:table-cell table:style-name="ce1" office:value-type="string" calcext:value-type="string">
            <text:p>Movement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Movement</text:p>
          </table:table-cell>
          <table:table-cell table:style-name="ce2" office:value-type="string" calcext:value-type="string">
            <text:p>1. Player has a bag </text:p>
          </table:table-cell>
          <table:table-cell table:style-name="ce2"/>
          <table:table-cell table:style-name="ce2" office:value-type="string" calcext:value-type="string">
            <text:p>Server:</text:p>
            <text:p>1. Controls the players speed modifier to decrease as the weight of the bag held increases</text:p>
          </table:table-cell>
        </table:table-row>
        <table:table-row table:style-name="ro6">
          <table:table-cell table:style-name="ce1" table:formula="of:=IF([.$B29]=&quot;&quot;;&quot;&quot;;COM.MICROSOFT.CONCAT(&quot;UCS-&quot;; TEXT(ROW()-1; &quot;000&quot;)))" office:value-type="string" office:string-value="UCS-028" calcext:value-type="string">
            <text:p>UCS-028</text:p>
          </table:table-cell>
          <table:table-cell table:style-name="ce1" office:value-type="string" calcext:value-type="string">
            <text:p>Sound Settings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Settings</text:p>
          </table:table-cell>
          <table:table-cell table:style-name="ce2" office:value-type="string" calcext:value-type="string">
            <text:p>1. Player is in the settings page</text:p>
          </table:table-cell>
          <table:table-cell table:style-name="ce2" office:value-type="string" calcext:value-type="string">
            <text:p>1. Player moves around the sound controls</text:p>
          </table:table-cell>
          <table:table-cell table:style-name="ce2" office:value-type="string" calcext:value-type="string">
            <text:p>Local Player:</text:p>
            <text:p>1. The sound of the game will change based on the current volume of the slider</text:p>
          </table:table-cell>
        </table:table-row>
        <table:table-row table:style-name="ro5">
          <table:table-cell table:style-name="ce1" table:formula="of:=IF([.$B30]=&quot;&quot;;&quot;&quot;;COM.MICROSOFT.CONCAT(&quot;UCS-&quot;; TEXT(ROW()-1; &quot;000&quot;)))" office:value-type="string" office:string-value="UCS-029" calcext:value-type="string">
            <text:p>UCS-029</text:p>
          </table:table-cell>
          <table:table-cell table:style-name="ce1" office:value-type="string" calcext:value-type="string">
            <text:p>Hero Interact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The Hero is close to a timer interactable </text:p>
          </table:table-cell>
          <table:table-cell table:style-name="ce2"/>
          <table:table-cell table:style-name="ce2" office:value-type="string" calcext:value-type="string">
            <text:p>Server:</text:p>
            <text:p>1. The Hero will interact with it lowering the time </text:p>
            <text:p>2. The Hero will then go back to wandering</text:p>
          </table:table-cell>
        </table:table-row>
        <table:table-row table:style-name="ro4">
          <table:table-cell table:style-name="ce1" table:formula="of:=IF([.$B31]=&quot;&quot;;&quot;&quot;;COM.MICROSOFT.CONCAT(&quot;UCS-&quot;; TEXT(ROW()-1; &quot;000&quot;)))" office:value-type="string" office:string-value="UCS-030" calcext:value-type="string">
            <text:p>UCS-030</text:p>
          </table:table-cell>
          <table:table-cell table:style-name="ce1" office:value-type="string" calcext:value-type="string">
            <text:p>NPC Switch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NPC</text:p>
          </table:table-cell>
          <table:table-cell table:style-name="ce2" office:value-type="string" calcext:value-type="string">
            <text:p>1. Total time passed is above a certain threshold</text:p>
          </table:table-cell>
          <table:table-cell table:style-name="ce2" office:value-type="string" calcext:value-type="string">
            <text:p>1. One of the NPCs will be changed to a hero</text:p>
            <text:p>2. As more time passes the higher chance that they will be undetained</text:p>
          </table:table-cell>
          <table:table-cell table:style-name="ce2" office:value-type="string" calcext:value-type="string">
            <text:p>Server:</text:p>
            <text:p>1. The Hero will set detained to false after some time.</text:p>
          </table:table-cell>
        </table:table-row>
        <table:table-row table:style-name="ro5">
          <table:table-cell table:style-name="ce1" table:formula="of:=IF([.$B32]=&quot;&quot;;&quot;&quot;;COM.MICROSOFT.CONCAT(&quot;UCS-&quot;; TEXT(ROW()-1; &quot;000&quot;)))" office:value-type="string" office:string-value="UCS-031" calcext:value-type="string">
            <text:p>UCS-031</text:p>
          </table:table-cell>
          <table:table-cell table:style-name="ce1" office:value-type="string" calcext:value-type="string">
            <text:p>Meeting Star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The game is running</text:p>
          </table:table-cell>
          <table:table-cell table:style-name="ce2" office:value-type="string" calcext:value-type="string">
            <text:p>1. One of the Players initiates the meeting</text:p>
          </table:table-cell>
          <table:table-cell table:style-name="ce2" office:value-type="string" calcext:value-type="string">
            <text:p>Server: </text:p>
            <text:p>1. Sets Clients UI to Meeting UI</text:p>
            <text:p>2. Starts timer for meeting length</text:p>
          </table:table-cell>
        </table:table-row>
        <table:table-row table:style-name="ro6">
          <table:table-cell table:style-name="ce1" table:formula="of:=IF([.$B33]=&quot;&quot;;&quot;&quot;;COM.MICROSOFT.CONCAT(&quot;UCS-&quot;; TEXT(ROW()-1; &quot;000&quot;)))" office:value-type="string" office:string-value="UCS-032" calcext:value-type="string">
            <text:p>UCS-032</text:p>
          </table:table-cell>
          <table:table-cell table:style-name="ce1" office:value-type="string" calcext:value-type="string">
            <text:p>Meeting Choose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Meeting has started</text:p>
          </table:table-cell>
          <table:table-cell table:style-name="ce2" office:value-type="string" calcext:value-type="string">
            <text:p>1. All Players choose someone to detain</text:p>
          </table:table-cell>
          <table:table-cell table:style-name="ce2" office:value-type="string" calcext:value-type="string">
            <text:p>Server:</text:p>
            <text:p>1. Sets one player to be detained for the rest of the time</text:p>
          </table:table-cell>
        </table:table-row>
        <table:table-row table:style-name="ro4">
          <table:table-cell table:style-name="ce1" table:formula="of:=IF([.$B34]=&quot;&quot;;&quot;&quot;;COM.MICROSOFT.CONCAT(&quot;UCS-&quot;; TEXT(ROW()-1; &quot;000&quot;)))" office:value-type="string" office:string-value="UCS-033" calcext:value-type="string">
            <text:p>UCS-033</text:p>
          </table:table-cell>
          <table:table-cell table:style-name="ce1" office:value-type="string" calcext:value-type="string">
            <text:p>Meeting Close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Meeting time has ended or Players have chosen another player</text:p>
          </table:table-cell>
          <table:table-cell table:style-name="ce2"/>
          <table:table-cell table:style-name="ce2" office:value-type="string" calcext:value-type="string">
            <text:p>Server:</text:p>
            <text:p>1. Sets clients meeting UI to off</text:p>
            <text:p>2. Set Meeting Timer to 0</text:p>
            <text:p>3. Resume Game Timer</text:p>
          </table:table-cell>
        </table:table-row>
        <table:table-row table:style-name="ro3">
          <table:table-cell table:style-name="ce1" table:formula="of:=IF([.$B35]=&quot;&quot;;&quot;&quot;;COM.MICROSOFT.CONCAT(&quot;UCS-&quot;; TEXT(ROW()-1; &quot;000&quot;)))" office:value-type="string" office:string-value="UCS-034" calcext:value-type="string">
            <text:p>UCS-034</text:p>
          </table:table-cell>
          <table:table-cell table:style-name="ce1" office:value-type="string" calcext:value-type="string">
            <text:p>Informant Arrest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Primary Action</text:p>
          </table:table-cell>
          <table:table-cell table:style-name="ce2" office:value-type="string" calcext:value-type="string">
            <text:p>1. LP is close to another player</text:p>
          </table:table-cell>
          <table:table-cell table:style-name="ce2" office:value-type="string" calcext:value-type="string">
            <text:p>1. Player Inputs primary action</text:p>
          </table:table-cell>
          <table:table-cell table:style-name="ce2" office:value-type="string" calcext:value-type="string">
            <text:p>Server:</text:p>
            <text:p>1. Verifies the input</text:p>
            <text:p>2. Sets the player’s detained to true </text:p>
            <text:p>Client:</text:p>
            <text:p>3. Detained player loses input abilities</text:p>
            <text:p>4. LP’s character does the detained animation</text:p>
          </table:table-cell>
        </table:table-row>
        <table:table-row table:style-name="ro5">
          <table:table-cell table:style-name="ce1" table:formula="of:=IF([.$B36]=&quot;&quot;;&quot;&quot;;COM.MICROSOFT.CONCAT(&quot;UCS-&quot;; TEXT(ROW()-1; &quot;000&quot;)))" office:value-type="string" office:string-value="UCS-035" calcext:value-type="string">
            <text:p>UCS-035</text:p>
          </table:table-cell>
          <table:table-cell table:style-name="ce1" office:value-type="string" calcext:value-type="string">
            <text:p>Current Action UI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Game State</text:p>
          </table:table-cell>
          <table:table-cell table:style-name="ce2" office:value-type="string" calcext:value-type="string">
            <text:p>1. Local Player is in a game</text:p>
            <text:p>2. Local Player has a place to put the action icons</text:p>
          </table:table-cell>
          <table:table-cell table:style-name="ce2" office:value-type="string" calcext:value-type="string">
            <text:p>1. Server updates to current values of the player</text:p>
          </table:table-cell>
          <table:table-cell table:style-name="ce2" office:value-type="string" calcext:value-type="string">
            <text:p>Local Player:</text:p>
            <text:p>1. UI updates the action icons to represent what can be done</text:p>
          </table:table-cell>
        </table:table-row>
        <table:table-row table:style-name="ro7">
          <table:table-cell table:style-name="ce1" table:formula="of:=IF([.$B37]=&quot;&quot;;&quot;&quot;;COM.MICROSOFT.CONCAT(&quot;UCS-&quot;; TEXT(ROW()-1; &quot;000&quot;)))" office:value-type="string" office:string-value="UCS-036" calcext:value-type="string">
            <text:p>UCS-036</text:p>
          </table:table-cell>
          <table:table-cell table:style-name="ce1" office:value-type="string" calcext:value-type="string">
            <text:p>Player Attack</text:p>
          </table:table-cell>
          <table:table-cell table:style-name="ce1" office:value-type="string" calcext:value-type="string">
            <text:p>Local Player</text:p>
          </table:table-cell>
          <table:table-cell table:style-name="ce1" office:value-type="string" calcext:value-type="string">
            <text:p>Secondary Action</text:p>
          </table:table-cell>
          <table:table-cell table:style-name="ce2" office:value-type="string" calcext:value-type="string">
            <text:p>1. No bag is selected </text:p>
          </table:table-cell>
          <table:table-cell table:style-name="ce2" office:value-type="string" calcext:value-type="string">
            <text:p>1. Player Inputs secondary action</text:p>
          </table:table-cell>
          <table:table-cell table:style-name="ce2" office:value-type="string" calcext:value-type="string">
            <text:p>Server:</text:p>
            <text:p>1. Verifies the input</text:p>
            <text:p>2. Sets player to be attacking</text:p>
            <text:p>Clients:</text:p>
            <text:p>3. See attack Animation</text:p>
          </table:table-cell>
        </table:table-row>
        <table:table-row table:style-name="ro5">
          <table:table-cell table:style-name="ce1" table:formula="of:=IF([.$B38]=&quot;&quot;;&quot;&quot;;COM.MICROSOFT.CONCAT(&quot;UCS-&quot;; TEXT(ROW()-1; &quot;000&quot;)))" office:value-type="string" office:string-value="UCS-037" calcext:value-type="string">
            <text:p>UCS-037</text:p>
          </table:table-cell>
          <table:table-cell table:style-name="ce1" office:value-type="string" calcext:value-type="string">
            <text:p>NPC Hi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1. NPC collided with an Player hitbox</text:p>
          </table:table-cell>
          <table:table-cell table:style-name="ce2" office:value-type="string" calcext:value-type="string">
            <text:p>1. Clients will see a damage animation</text:p>
          </table:table-cell>
          <table:table-cell table:style-name="ce2" office:value-type="string" calcext:value-type="string">
            <text:p>Server:</text:p>
            <text:p>1. Verifies the hit</text:p>
            <text:p>2. Decreases the amount of health the player has by 1</text:p>
          </table:table-cell>
        </table:table-row>
        <table:table-row table:style-name="ro1">
          <table:table-cell table:style-name="ce1" table:formula="of:=IF([.$B39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0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1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2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3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4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5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6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7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8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49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0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1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2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3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4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5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6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7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8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59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>
          <table:table-cell table:style-name="ce1" table:formula="of:=IF([.$B60]=&quot;&quot;;&quot;&quot;;COM.MICROSOFT.CONCAT(&quot;UCS-&quot;; TEXT(ROW()-1; &quot;000&quot;)))">
            <text:p/>
          </table:table-cell>
          <table:table-cell table:style-name="ce1" table:number-columns-repeated="3"/>
          <table:table-cell table:style-name="ce2" table:number-columns-repeated="3"/>
        </table:table-row>
        <table:table-row table:style-name="ro1" table:number-rows-repeated="104851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quirement Fullfillment Chart" table:style-name="ta1">
        <office:forms form:automatic-focus="false" form:apply-design-mode="false"/>
        <table:table-column table:style-name="co9" table:default-cell-style-name="Default"/>
        <table:table-column table:style-name="co10" table:number-columns-repeated="37" table:default-cell-style-name="ce8"/>
        <table:table-column table:style-name="co11" table:number-columns-repeated="8" table:default-cell-style-name="ce8"/>
        <table:table-column table:style-name="co11" table:number-columns-repeated="4" table:default-cell-style-name="Default"/>
        <table:table-row table:style-name="ro8">
          <table:table-cell table:style-name="ce9"/>
          <table:table-cell table:style-name="ce13" table:formula="of:=COM.MICROSOFT.CONCAT(&quot;UCS&quot;; TEXT(COLUMN()-1; &quot;000&quot;))" office:value-type="string" office:string-value="UCS001" calcext:value-type="string">
            <text:p>UCS001</text:p>
          </table:table-cell>
          <table:table-cell table:style-name="ce13" table:formula="of:=COM.MICROSOFT.CONCAT(&quot;UCS&quot;; TEXT(COLUMN()-1; &quot;000&quot;))" office:value-type="string" office:string-value="UCS002" calcext:value-type="string">
            <text:p>UCS002</text:p>
          </table:table-cell>
          <table:table-cell table:style-name="ce13" table:formula="of:=COM.MICROSOFT.CONCAT(&quot;UCS&quot;; TEXT(COLUMN()-1; &quot;000&quot;))" office:value-type="string" office:string-value="UCS003" calcext:value-type="string">
            <text:p>UCS003</text:p>
          </table:table-cell>
          <table:table-cell table:style-name="ce13" table:formula="of:=COM.MICROSOFT.CONCAT(&quot;UCS&quot;; TEXT(COLUMN()-1; &quot;000&quot;))" office:value-type="string" office:string-value="UCS004" calcext:value-type="string">
            <text:p>UCS004</text:p>
          </table:table-cell>
          <table:table-cell table:style-name="ce13" table:formula="of:=COM.MICROSOFT.CONCAT(&quot;UCS&quot;; TEXT(COLUMN()-1; &quot;000&quot;))" office:value-type="string" office:string-value="UCS005" calcext:value-type="string">
            <text:p>UCS005</text:p>
          </table:table-cell>
          <table:table-cell table:style-name="ce13" table:formula="of:=COM.MICROSOFT.CONCAT(&quot;UCS&quot;; TEXT(COLUMN()-1; &quot;000&quot;))" office:value-type="string" office:string-value="UCS006" calcext:value-type="string">
            <text:p>UCS006</text:p>
          </table:table-cell>
          <table:table-cell table:style-name="ce13" table:formula="of:=COM.MICROSOFT.CONCAT(&quot;UCS&quot;; TEXT(COLUMN()-1; &quot;000&quot;))" office:value-type="string" office:string-value="UCS007" calcext:value-type="string">
            <text:p>UCS007</text:p>
          </table:table-cell>
          <table:table-cell table:style-name="ce13" table:formula="of:=COM.MICROSOFT.CONCAT(&quot;UCS&quot;; TEXT(COLUMN()-1; &quot;000&quot;))" office:value-type="string" office:string-value="UCS008" calcext:value-type="string">
            <text:p>UCS008</text:p>
          </table:table-cell>
          <table:table-cell table:style-name="ce13" table:formula="of:=COM.MICROSOFT.CONCAT(&quot;UCS&quot;; TEXT(COLUMN()-1; &quot;000&quot;))" office:value-type="string" office:string-value="UCS009" calcext:value-type="string">
            <text:p>UCS009</text:p>
          </table:table-cell>
          <table:table-cell table:style-name="ce13" table:formula="of:=COM.MICROSOFT.CONCAT(&quot;UCS&quot;; TEXT(COLUMN()-1; &quot;000&quot;))" office:value-type="string" office:string-value="UCS010" calcext:value-type="string">
            <text:p>UCS010</text:p>
          </table:table-cell>
          <table:table-cell table:style-name="ce13" table:formula="of:=COM.MICROSOFT.CONCAT(&quot;UCS&quot;; TEXT(COLUMN()-1; &quot;000&quot;))" office:value-type="string" office:string-value="UCS011" calcext:value-type="string">
            <text:p>UCS011</text:p>
          </table:table-cell>
          <table:table-cell table:style-name="ce13" table:formula="of:=COM.MICROSOFT.CONCAT(&quot;UCS&quot;; TEXT(COLUMN()-1; &quot;000&quot;))" office:value-type="string" office:string-value="UCS012" calcext:value-type="string">
            <text:p>UCS012</text:p>
          </table:table-cell>
          <table:table-cell table:style-name="ce13" table:formula="of:=COM.MICROSOFT.CONCAT(&quot;UCS&quot;; TEXT(COLUMN()-1; &quot;000&quot;))" office:value-type="string" office:string-value="UCS013" calcext:value-type="string">
            <text:p>UCS013</text:p>
          </table:table-cell>
          <table:table-cell table:style-name="ce13" table:formula="of:=COM.MICROSOFT.CONCAT(&quot;UCS&quot;; TEXT(COLUMN()-1; &quot;000&quot;))" office:value-type="string" office:string-value="UCS014" calcext:value-type="string">
            <text:p>UCS014</text:p>
          </table:table-cell>
          <table:table-cell table:style-name="ce13" table:formula="of:=COM.MICROSOFT.CONCAT(&quot;UCS&quot;; TEXT(COLUMN()-1; &quot;000&quot;))" office:value-type="string" office:string-value="UCS015" calcext:value-type="string">
            <text:p>UCS015</text:p>
          </table:table-cell>
          <table:table-cell table:style-name="ce13" table:formula="of:=COM.MICROSOFT.CONCAT(&quot;UCS&quot;; TEXT(COLUMN()-1; &quot;000&quot;))" office:value-type="string" office:string-value="UCS016" calcext:value-type="string">
            <text:p>UCS016</text:p>
          </table:table-cell>
          <table:table-cell table:style-name="ce13" table:formula="of:=COM.MICROSOFT.CONCAT(&quot;UCS&quot;; TEXT(COLUMN()-1; &quot;000&quot;))" office:value-type="string" office:string-value="UCS017" calcext:value-type="string">
            <text:p>UCS017</text:p>
          </table:table-cell>
          <table:table-cell table:style-name="ce13" table:formula="of:=COM.MICROSOFT.CONCAT(&quot;UCS&quot;; TEXT(COLUMN()-1; &quot;000&quot;))" office:value-type="string" office:string-value="UCS018" calcext:value-type="string">
            <text:p>UCS018</text:p>
          </table:table-cell>
          <table:table-cell table:style-name="ce13" table:formula="of:=COM.MICROSOFT.CONCAT(&quot;UCS&quot;; TEXT(COLUMN()-1; &quot;000&quot;))" office:value-type="string" office:string-value="UCS019" calcext:value-type="string">
            <text:p>UCS019</text:p>
          </table:table-cell>
          <table:table-cell table:style-name="ce13" table:formula="of:=COM.MICROSOFT.CONCAT(&quot;UCS&quot;; TEXT(COLUMN()-1; &quot;000&quot;))" office:value-type="string" office:string-value="UCS020" calcext:value-type="string">
            <text:p>UCS020</text:p>
          </table:table-cell>
          <table:table-cell table:style-name="ce13" table:formula="of:=COM.MICROSOFT.CONCAT(&quot;UCS&quot;; TEXT(COLUMN()-1; &quot;000&quot;))" office:value-type="string" office:string-value="UCS021" calcext:value-type="string">
            <text:p>UCS021</text:p>
          </table:table-cell>
          <table:table-cell table:style-name="ce13" table:formula="of:=COM.MICROSOFT.CONCAT(&quot;UCS&quot;; TEXT(COLUMN()-1; &quot;000&quot;))" office:value-type="string" office:string-value="UCS022" calcext:value-type="string">
            <text:p>UCS022</text:p>
          </table:table-cell>
          <table:table-cell table:style-name="ce13" table:formula="of:=COM.MICROSOFT.CONCAT(&quot;UCS&quot;; TEXT(COLUMN()-1; &quot;000&quot;))" office:value-type="string" office:string-value="UCS023" calcext:value-type="string">
            <text:p>UCS023</text:p>
          </table:table-cell>
          <table:table-cell table:style-name="ce13" table:formula="of:=COM.MICROSOFT.CONCAT(&quot;UCS&quot;; TEXT(COLUMN()-1; &quot;000&quot;))" office:value-type="string" office:string-value="UCS024" calcext:value-type="string">
            <text:p>UCS024</text:p>
          </table:table-cell>
          <table:table-cell table:style-name="ce13" table:formula="of:=COM.MICROSOFT.CONCAT(&quot;UCS&quot;; TEXT(COLUMN()-1; &quot;000&quot;))" office:value-type="string" office:string-value="UCS025" calcext:value-type="string">
            <text:p>UCS025</text:p>
          </table:table-cell>
          <table:table-cell table:style-name="ce13" table:formula="of:=COM.MICROSOFT.CONCAT(&quot;UCS&quot;; TEXT(COLUMN()-1; &quot;000&quot;))" office:value-type="string" office:string-value="UCS026" calcext:value-type="string">
            <text:p>UCS026</text:p>
          </table:table-cell>
          <table:table-cell table:style-name="ce13" table:formula="of:=COM.MICROSOFT.CONCAT(&quot;UCS&quot;; TEXT(COLUMN()-1; &quot;000&quot;))" office:value-type="string" office:string-value="UCS027" calcext:value-type="string">
            <text:p>UCS027</text:p>
          </table:table-cell>
          <table:table-cell table:style-name="ce13" table:formula="of:=COM.MICROSOFT.CONCAT(&quot;UCS&quot;; TEXT(COLUMN()-1; &quot;000&quot;))" office:value-type="string" office:string-value="UCS028" calcext:value-type="string">
            <text:p>UCS028</text:p>
          </table:table-cell>
          <table:table-cell table:style-name="ce13" table:formula="of:=COM.MICROSOFT.CONCAT(&quot;UCS&quot;; TEXT(COLUMN()-1; &quot;000&quot;))" office:value-type="string" office:string-value="UCS029" calcext:value-type="string">
            <text:p>UCS029</text:p>
          </table:table-cell>
          <table:table-cell table:style-name="ce13" table:formula="of:=COM.MICROSOFT.CONCAT(&quot;UCS&quot;; TEXT(COLUMN()-1; &quot;000&quot;))" office:value-type="string" office:string-value="UCS030" calcext:value-type="string">
            <text:p>UCS030</text:p>
          </table:table-cell>
          <table:table-cell table:style-name="ce13" table:formula="of:=COM.MICROSOFT.CONCAT(&quot;UCS&quot;; TEXT(COLUMN()-1; &quot;000&quot;))" office:value-type="string" office:string-value="UCS031" calcext:value-type="string">
            <text:p>UCS031</text:p>
          </table:table-cell>
          <table:table-cell table:style-name="ce13" table:formula="of:=COM.MICROSOFT.CONCAT(&quot;UCS&quot;; TEXT(COLUMN()-1; &quot;000&quot;))" office:value-type="string" office:string-value="UCS032" calcext:value-type="string">
            <text:p>UCS032</text:p>
          </table:table-cell>
          <table:table-cell table:style-name="ce13" table:formula="of:=COM.MICROSOFT.CONCAT(&quot;UCS&quot;; TEXT(COLUMN()-1; &quot;000&quot;))" office:value-type="string" office:string-value="UCS033" calcext:value-type="string">
            <text:p>UCS033</text:p>
          </table:table-cell>
          <table:table-cell table:style-name="ce13" table:formula="of:=COM.MICROSOFT.CONCAT(&quot;UCS&quot;; TEXT(COLUMN()-1; &quot;000&quot;))" office:value-type="string" office:string-value="UCS034" calcext:value-type="string">
            <text:p>UCS034</text:p>
          </table:table-cell>
          <table:table-cell table:style-name="ce13" table:formula="of:=COM.MICROSOFT.CONCAT(&quot;UCS&quot;; TEXT(COLUMN()-1; &quot;000&quot;))" office:value-type="string" office:string-value="UCS035" calcext:value-type="string">
            <text:p>UCS035</text:p>
          </table:table-cell>
          <table:table-cell table:style-name="ce13" table:formula="of:=COM.MICROSOFT.CONCAT(&quot;UCS&quot;; TEXT(COLUMN()-1; &quot;000&quot;))" office:value-type="string" office:string-value="UCS036" calcext:value-type="string">
            <text:p>UCS036</text:p>
          </table:table-cell>
          <table:table-cell table:style-name="ce18" table:formula="of:=COM.MICROSOFT.CONCAT(&quot;UCS&quot;; TEXT(COLUMN()-1; &quot;000&quot;))" office:value-type="string" office:string-value="UCS037" calcext:value-type="string">
            <text:p>UCS037</text:p>
          </table:table-cell>
          <table:table-cell table:style-name="ce7" table:number-columns-repeated="12"/>
        </table:table-row>
        <table:table-row table:style-name="ro8">
          <table:table-cell table:style-name="ce10" table:formula="of:=IF([$Requirements.C2]=&quot;&quot;;&quot;&quot;;COM.MICROSOFT.CONCAT(&quot;R&quot;; TEXT(ROW()-1;&quot;000&quot;)))" office:value-type="string" office:string-value="R001" calcext:value-type="string">
            <text:p>R001</text:p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4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19"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8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8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8" table:formula="of:=COM.MICROSOFT.IFS([$Requirements.$E2]=COLUMN()-1;&quot;X&quot;;[$Requirements.$F2]=COLUMN()-1;&quot;X&quot;;[$Requirements.$G2]=COLUMN()-1;&quot;X&quot;;1;&quot;&quot;)">
            <text:p/>
          </table:table-cell>
          <table:table-cell table:style-name="ce8" table:formula="of:=COM.MICROSOFT.IFS([$Requirements.$E2]=COLUMN()-1;&quot;X&quot;;[$Requirements.$F2]=COLUMN()-1;&quot;X&quot;;[$Requirements.$G2]=COLUMN()-1;&quot;X&quot;;1;&quot;&quot;)">
            <text:p/>
          </table:table-cell>
        </table:table-row>
        <table:table-row table:style-name="ro8">
          <table:table-cell table:style-name="ce11" table:formula="of:=IF([$Requirements.C3]=&quot;&quot;;&quot;&quot;;COM.MICROSOFT.CONCAT(&quot;R&quot;; TEXT(ROW()-1;&quot;000&quot;)))" office:value-type="string" office:string-value="R002" calcext:value-type="string">
            <text:p>R002</text:p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15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20"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8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8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8" table:formula="of:=COM.MICROSOFT.IFS([$Requirements.$E3]=COLUMN()-1;&quot;X&quot;;[$Requirements.$F3]=COLUMN()-1;&quot;X&quot;;[$Requirements.$G3]=COLUMN()-1;&quot;X&quot;;1;&quot;&quot;)">
            <text:p/>
          </table:table-cell>
          <table:table-cell table:style-name="ce8" table:formula="of:=COM.MICROSOFT.IFS([$Requirements.$E3]=COLUMN()-1;&quot;X&quot;;[$Requirements.$F3]=COLUMN()-1;&quot;X&quot;;[$Requirements.$G3]=COLUMN()-1;&quot;X&quot;;1;&quot;&quot;)">
            <text:p/>
          </table:table-cell>
        </table:table-row>
        <table:table-row table:style-name="ro8">
          <table:table-cell table:style-name="ce10" table:formula="of:=IF([$Requirements.C4]=&quot;&quot;;&quot;&quot;;COM.MICROSOFT.CONCAT(&quot;R&quot;; TEXT(ROW()-1;&quot;000&quot;)))" office:value-type="string" office:string-value="R003" calcext:value-type="string">
            <text:p>R003</text:p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4]=COLUMN()-1;&quot;X&quot;;[$Requirements.$F4]=COLUMN()-1;&quot;X&quot;;[$Requirements.$G4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4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19"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8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8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8" table:formula="of:=COM.MICROSOFT.IFS([$Requirements.$E4]=COLUMN()-1;&quot;X&quot;;[$Requirements.$F4]=COLUMN()-1;&quot;X&quot;;[$Requirements.$G4]=COLUMN()-1;&quot;X&quot;;1;&quot;&quot;)">
            <text:p/>
          </table:table-cell>
          <table:table-cell table:style-name="ce8" table:formula="of:=COM.MICROSOFT.IFS([$Requirements.$E4]=COLUMN()-1;&quot;X&quot;;[$Requirements.$F4]=COLUMN()-1;&quot;X&quot;;[$Requirements.$G4]=COLUMN()-1;&quot;X&quot;;1;&quot;&quot;)">
            <text:p/>
          </table:table-cell>
        </table:table-row>
        <table:table-row table:style-name="ro8">
          <table:table-cell table:style-name="ce11" table:formula="of:=IF([$Requirements.C5]=&quot;&quot;;&quot;&quot;;COM.MICROSOFT.CONCAT(&quot;R&quot;; TEXT(ROW()-1;&quot;000&quot;)))" office:value-type="string" office:string-value="R004" calcext:value-type="string">
            <text:p>R004</text:p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15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20"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8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8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8" table:formula="of:=COM.MICROSOFT.IFS([$Requirements.$E5]=COLUMN()-1;&quot;X&quot;;[$Requirements.$F5]=COLUMN()-1;&quot;X&quot;;[$Requirements.$G5]=COLUMN()-1;&quot;X&quot;;1;&quot;&quot;)">
            <text:p/>
          </table:table-cell>
          <table:table-cell table:style-name="ce8" table:formula="of:=COM.MICROSOFT.IFS([$Requirements.$E5]=COLUMN()-1;&quot;X&quot;;[$Requirements.$F5]=COLUMN()-1;&quot;X&quot;;[$Requirements.$G5]=COLUMN()-1;&quot;X&quot;;1;&quot;&quot;)">
            <text:p/>
          </table:table-cell>
        </table:table-row>
        <table:table-row table:style-name="ro8">
          <table:table-cell table:style-name="ce10" table:formula="of:=IF([$Requirements.C6]=&quot;&quot;;&quot;&quot;;COM.MICROSOFT.CONCAT(&quot;R&quot;; TEXT(ROW()-1;&quot;000&quot;)))" office:value-type="string" office:string-value="R005" calcext:value-type="string">
            <text:p>R005</text:p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4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19"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8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8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8" table:formula="of:=COM.MICROSOFT.IFS([$Requirements.$E6]=COLUMN()-1;&quot;X&quot;;[$Requirements.$F6]=COLUMN()-1;&quot;X&quot;;[$Requirements.$G6]=COLUMN()-1;&quot;X&quot;;1;&quot;&quot;)">
            <text:p/>
          </table:table-cell>
          <table:table-cell table:style-name="ce8" table:formula="of:=COM.MICROSOFT.IFS([$Requirements.$E6]=COLUMN()-1;&quot;X&quot;;[$Requirements.$F6]=COLUMN()-1;&quot;X&quot;;[$Requirements.$G6]=COLUMN()-1;&quot;X&quot;;1;&quot;&quot;)">
            <text:p/>
          </table:table-cell>
        </table:table-row>
        <table:table-row table:style-name="ro8">
          <table:table-cell table:style-name="ce11" table:formula="of:=IF([$Requirements.C7]=&quot;&quot;;&quot;&quot;;COM.MICROSOFT.CONCAT(&quot;R&quot;; TEXT(ROW()-1;&quot;000&quot;)))" office:value-type="string" office:string-value="R006" calcext:value-type="string">
            <text:p>R006</text:p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15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20"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8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8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8" table:formula="of:=COM.MICROSOFT.IFS([$Requirements.$E7]=COLUMN()-1;&quot;X&quot;;[$Requirements.$F7]=COLUMN()-1;&quot;X&quot;;[$Requirements.$G7]=COLUMN()-1;&quot;X&quot;;1;&quot;&quot;)">
            <text:p/>
          </table:table-cell>
          <table:table-cell table:style-name="ce8" table:formula="of:=COM.MICROSOFT.IFS([$Requirements.$E7]=COLUMN()-1;&quot;X&quot;;[$Requirements.$F7]=COLUMN()-1;&quot;X&quot;;[$Requirements.$G7]=COLUMN()-1;&quot;X&quot;;1;&quot;&quot;)">
            <text:p/>
          </table:table-cell>
        </table:table-row>
        <table:table-row table:style-name="ro8">
          <table:table-cell table:style-name="ce10" table:formula="of:=IF([$Requirements.C8]=&quot;&quot;;&quot;&quot;;COM.MICROSOFT.CONCAT(&quot;R&quot;; TEXT(ROW()-1;&quot;000&quot;)))" office:value-type="string" office:string-value="R007" calcext:value-type="string">
            <text:p>R007</text:p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4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19"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8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8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8" table:formula="of:=COM.MICROSOFT.IFS([$Requirements.$E8]=COLUMN()-1;&quot;X&quot;;[$Requirements.$F8]=COLUMN()-1;&quot;X&quot;;[$Requirements.$G8]=COLUMN()-1;&quot;X&quot;;1;&quot;&quot;)">
            <text:p/>
          </table:table-cell>
          <table:table-cell table:style-name="ce8" table:formula="of:=COM.MICROSOFT.IFS([$Requirements.$E8]=COLUMN()-1;&quot;X&quot;;[$Requirements.$F8]=COLUMN()-1;&quot;X&quot;;[$Requirements.$G8]=COLUMN()-1;&quot;X&quot;;1;&quot;&quot;)">
            <text:p/>
          </table:table-cell>
        </table:table-row>
        <table:table-row table:style-name="ro8">
          <table:table-cell table:style-name="ce11" table:formula="of:=IF([$Requirements.C9]=&quot;&quot;;&quot;&quot;;COM.MICROSOFT.CONCAT(&quot;R&quot;; TEXT(ROW()-1;&quot;000&quot;)))" office:value-type="string" office:string-value="R008" calcext:value-type="string">
            <text:p>R008</text:p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15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20"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8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8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8" table:formula="of:=COM.MICROSOFT.IFS([$Requirements.$E9]=COLUMN()-1;&quot;X&quot;;[$Requirements.$F9]=COLUMN()-1;&quot;X&quot;;[$Requirements.$G9]=COLUMN()-1;&quot;X&quot;;1;&quot;&quot;)">
            <text:p/>
          </table:table-cell>
          <table:table-cell table:style-name="ce8" table:formula="of:=COM.MICROSOFT.IFS([$Requirements.$E9]=COLUMN()-1;&quot;X&quot;;[$Requirements.$F9]=COLUMN()-1;&quot;X&quot;;[$Requirements.$G9]=COLUMN()-1;&quot;X&quot;;1;&quot;&quot;)">
            <text:p/>
          </table:table-cell>
        </table:table-row>
        <table:table-row table:style-name="ro8">
          <table:table-cell table:style-name="ce10" table:formula="of:=IF([$Requirements.C10]=&quot;&quot;;&quot;&quot;;COM.MICROSOFT.CONCAT(&quot;R&quot;; TEXT(ROW()-1;&quot;000&quot;)))" office:value-type="string" office:string-value="R009" calcext:value-type="string">
            <text:p>R009</text:p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4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19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8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8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8" table:formula="of:=COM.MICROSOFT.IFS([$Requirements.$E10]=COLUMN()-1;&quot;X&quot;;[$Requirements.$F10]=COLUMN()-1;&quot;X&quot;;[$Requirements.$G10]=COLUMN()-1;&quot;X&quot;;1;&quot;&quot;)">
            <text:p/>
          </table:table-cell>
          <table:table-cell table:style-name="ce8" table:formula="of:=COM.MICROSOFT.IFS([$Requirements.$E10]=COLUMN()-1;&quot;X&quot;;[$Requirements.$F10]=COLUMN()-1;&quot;X&quot;;[$Requirements.$G10]=COLUMN()-1;&quot;X&quot;;1;&quot;&quot;)">
            <text:p/>
          </table:table-cell>
        </table:table-row>
        <table:table-row table:style-name="ro8">
          <table:table-cell table:style-name="ce11" table:formula="of:=IF([$Requirements.C11]=&quot;&quot;;&quot;&quot;;COM.MICROSOFT.CONCAT(&quot;R&quot;; TEXT(ROW()-1;&quot;000&quot;)))" office:value-type="string" office:string-value="R010" calcext:value-type="string">
            <text:p>R010</text:p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15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20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8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8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8" table:formula="of:=COM.MICROSOFT.IFS([$Requirements.$E11]=COLUMN()-1;&quot;X&quot;;[$Requirements.$F11]=COLUMN()-1;&quot;X&quot;;[$Requirements.$G11]=COLUMN()-1;&quot;X&quot;;1;&quot;&quot;)">
            <text:p/>
          </table:table-cell>
          <table:table-cell table:style-name="ce8" table:formula="of:=COM.MICROSOFT.IFS([$Requirements.$E11]=COLUMN()-1;&quot;X&quot;;[$Requirements.$F11]=COLUMN()-1;&quot;X&quot;;[$Requirements.$G11]=COLUMN()-1;&quot;X&quot;;1;&quot;&quot;)">
            <text:p/>
          </table:table-cell>
        </table:table-row>
        <table:table-row table:style-name="ro8">
          <table:table-cell table:style-name="ce10" table:formula="of:=IF([$Requirements.C12]=&quot;&quot;;&quot;&quot;;COM.MICROSOFT.CONCAT(&quot;R&quot;; TEXT(ROW()-1;&quot;000&quot;)))" office:value-type="string" office:string-value="R011" calcext:value-type="string">
            <text:p>R011</text:p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4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19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8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8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8" table:formula="of:=COM.MICROSOFT.IFS([$Requirements.$E12]=COLUMN()-1;&quot;X&quot;;[$Requirements.$F12]=COLUMN()-1;&quot;X&quot;;[$Requirements.$G12]=COLUMN()-1;&quot;X&quot;;1;&quot;&quot;)">
            <text:p/>
          </table:table-cell>
          <table:table-cell table:style-name="ce8" table:formula="of:=COM.MICROSOFT.IFS([$Requirements.$E12]=COLUMN()-1;&quot;X&quot;;[$Requirements.$F12]=COLUMN()-1;&quot;X&quot;;[$Requirements.$G12]=COLUMN()-1;&quot;X&quot;;1;&quot;&quot;)">
            <text:p/>
          </table:table-cell>
        </table:table-row>
        <table:table-row table:style-name="ro8">
          <table:table-cell table:style-name="ce11" table:formula="of:=IF([$Requirements.C13]=&quot;&quot;;&quot;&quot;;COM.MICROSOFT.CONCAT(&quot;R&quot;; TEXT(ROW()-1;&quot;000&quot;)))" office:value-type="string" office:string-value="R012" calcext:value-type="string">
            <text:p>R012</text:p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15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20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8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8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8" table:formula="of:=COM.MICROSOFT.IFS([$Requirements.$E13]=COLUMN()-1;&quot;X&quot;;[$Requirements.$F13]=COLUMN()-1;&quot;X&quot;;[$Requirements.$G13]=COLUMN()-1;&quot;X&quot;;1;&quot;&quot;)">
            <text:p/>
          </table:table-cell>
          <table:table-cell table:style-name="ce8" table:formula="of:=COM.MICROSOFT.IFS([$Requirements.$E13]=COLUMN()-1;&quot;X&quot;;[$Requirements.$F13]=COLUMN()-1;&quot;X&quot;;[$Requirements.$G13]=COLUMN()-1;&quot;X&quot;;1;&quot;&quot;)">
            <text:p/>
          </table:table-cell>
        </table:table-row>
        <table:table-row table:style-name="ro8">
          <table:table-cell table:style-name="ce10" table:formula="of:=IF([$Requirements.C14]=&quot;&quot;;&quot;&quot;;COM.MICROSOFT.CONCAT(&quot;R&quot;; TEXT(ROW()-1;&quot;000&quot;)))" office:value-type="string" office:string-value="R013" calcext:value-type="string">
            <text:p>R013</text:p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4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19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8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8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8" table:formula="of:=COM.MICROSOFT.IFS([$Requirements.$E14]=COLUMN()-1;&quot;X&quot;;[$Requirements.$F14]=COLUMN()-1;&quot;X&quot;;[$Requirements.$G14]=COLUMN()-1;&quot;X&quot;;1;&quot;&quot;)">
            <text:p/>
          </table:table-cell>
          <table:table-cell table:style-name="ce8" table:formula="of:=COM.MICROSOFT.IFS([$Requirements.$E14]=COLUMN()-1;&quot;X&quot;;[$Requirements.$F14]=COLUMN()-1;&quot;X&quot;;[$Requirements.$G14]=COLUMN()-1;&quot;X&quot;;1;&quot;&quot;)">
            <text:p/>
          </table:table-cell>
        </table:table-row>
        <table:table-row table:style-name="ro8">
          <table:table-cell table:style-name="ce11" table:formula="of:=IF([$Requirements.C15]=&quot;&quot;;&quot;&quot;;COM.MICROSOFT.CONCAT(&quot;R&quot;; TEXT(ROW()-1;&quot;000&quot;)))" office:value-type="string" office:string-value="R014" calcext:value-type="string">
            <text:p>R014</text:p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15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20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8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8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8" table:formula="of:=COM.MICROSOFT.IFS([$Requirements.$E15]=COLUMN()-1;&quot;X&quot;;[$Requirements.$F15]=COLUMN()-1;&quot;X&quot;;[$Requirements.$G15]=COLUMN()-1;&quot;X&quot;;1;&quot;&quot;)">
            <text:p/>
          </table:table-cell>
          <table:table-cell table:style-name="ce8" table:formula="of:=COM.MICROSOFT.IFS([$Requirements.$E15]=COLUMN()-1;&quot;X&quot;;[$Requirements.$F15]=COLUMN()-1;&quot;X&quot;;[$Requirements.$G15]=COLUMN()-1;&quot;X&quot;;1;&quot;&quot;)">
            <text:p/>
          </table:table-cell>
        </table:table-row>
        <table:table-row table:style-name="ro8">
          <table:table-cell table:style-name="ce10" table:formula="of:=IF([$Requirements.C16]=&quot;&quot;;&quot;&quot;;COM.MICROSOFT.CONCAT(&quot;R&quot;; TEXT(ROW()-1;&quot;000&quot;)))" office:value-type="string" office:string-value="R015" calcext:value-type="string">
            <text:p>R015</text:p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4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19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8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8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8" table:formula="of:=COM.MICROSOFT.IFS([$Requirements.$E16]=COLUMN()-1;&quot;X&quot;;[$Requirements.$F16]=COLUMN()-1;&quot;X&quot;;[$Requirements.$G16]=COLUMN()-1;&quot;X&quot;;1;&quot;&quot;)">
            <text:p/>
          </table:table-cell>
          <table:table-cell table:style-name="ce8" table:formula="of:=COM.MICROSOFT.IFS([$Requirements.$E16]=COLUMN()-1;&quot;X&quot;;[$Requirements.$F16]=COLUMN()-1;&quot;X&quot;;[$Requirements.$G16]=COLUMN()-1;&quot;X&quot;;1;&quot;&quot;)">
            <text:p/>
          </table:table-cell>
        </table:table-row>
        <table:table-row table:style-name="ro8">
          <table:table-cell table:style-name="ce11" table:formula="of:=IF([$Requirements.C17]=&quot;&quot;;&quot;&quot;;COM.MICROSOFT.CONCAT(&quot;R&quot;; TEXT(ROW()-1;&quot;000&quot;)))" office:value-type="string" office:string-value="R016" calcext:value-type="string">
            <text:p>R016</text:p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15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20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8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8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8" table:formula="of:=COM.MICROSOFT.IFS([$Requirements.$E17]=COLUMN()-1;&quot;X&quot;;[$Requirements.$F17]=COLUMN()-1;&quot;X&quot;;[$Requirements.$G17]=COLUMN()-1;&quot;X&quot;;1;&quot;&quot;)">
            <text:p/>
          </table:table-cell>
          <table:table-cell table:style-name="ce8" table:formula="of:=COM.MICROSOFT.IFS([$Requirements.$E17]=COLUMN()-1;&quot;X&quot;;[$Requirements.$F17]=COLUMN()-1;&quot;X&quot;;[$Requirements.$G17]=COLUMN()-1;&quot;X&quot;;1;&quot;&quot;)">
            <text:p/>
          </table:table-cell>
        </table:table-row>
        <table:table-row table:style-name="ro8">
          <table:table-cell table:style-name="ce10" table:formula="of:=IF([$Requirements.C18]=&quot;&quot;;&quot;&quot;;COM.MICROSOFT.CONCAT(&quot;R&quot;; TEXT(ROW()-1;&quot;000&quot;)))" office:value-type="string" office:string-value="R017" calcext:value-type="string">
            <text:p>R017</text:p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4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19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8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8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8" table:formula="of:=COM.MICROSOFT.IFS([$Requirements.$E18]=COLUMN()-1;&quot;X&quot;;[$Requirements.$F18]=COLUMN()-1;&quot;X&quot;;[$Requirements.$G18]=COLUMN()-1;&quot;X&quot;;1;&quot;&quot;)">
            <text:p/>
          </table:table-cell>
          <table:table-cell table:style-name="ce8" table:formula="of:=COM.MICROSOFT.IFS([$Requirements.$E18]=COLUMN()-1;&quot;X&quot;;[$Requirements.$F18]=COLUMN()-1;&quot;X&quot;;[$Requirements.$G18]=COLUMN()-1;&quot;X&quot;;1;&quot;&quot;)">
            <text:p/>
          </table:table-cell>
        </table:table-row>
        <table:table-row table:style-name="ro8">
          <table:table-cell table:style-name="ce11" table:formula="of:=IF([$Requirements.C19]=&quot;&quot;;&quot;&quot;;COM.MICROSOFT.CONCAT(&quot;R&quot;; TEXT(ROW()-1;&quot;000&quot;)))" office:value-type="string" office:string-value="R018" calcext:value-type="string">
            <text:p>R018</text:p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15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20" table:formula="of:=COM.MICROSOFT.IFS([$Requirements.$E19]=COLUMN()-1;&quot;X&quot;;[$Requirements.$F19]=COLUMN()-1;&quot;X&quot;;[$Requirements.$G19]=COLUMN()-1;&quot;X&quot;;1;&quot;&quot;)" office:value-type="string" office:string-value="X" calcext:value-type="string">
            <text:p>X</text:p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8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8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8" table:formula="of:=COM.MICROSOFT.IFS([$Requirements.$E19]=COLUMN()-1;&quot;X&quot;;[$Requirements.$F19]=COLUMN()-1;&quot;X&quot;;[$Requirements.$G19]=COLUMN()-1;&quot;X&quot;;1;&quot;&quot;)">
            <text:p/>
          </table:table-cell>
          <table:table-cell table:style-name="ce8" table:formula="of:=COM.MICROSOFT.IFS([$Requirements.$E19]=COLUMN()-1;&quot;X&quot;;[$Requirements.$F19]=COLUMN()-1;&quot;X&quot;;[$Requirements.$G19]=COLUMN()-1;&quot;X&quot;;1;&quot;&quot;)">
            <text:p/>
          </table:table-cell>
        </table:table-row>
        <table:table-row table:style-name="ro8">
          <table:table-cell table:style-name="ce10" table:formula="of:=IF([$Requirements.C20]=&quot;&quot;;&quot;&quot;;COM.MICROSOFT.CONCAT(&quot;R&quot;; TEXT(ROW()-1;&quot;000&quot;)))" office:value-type="string" office:string-value="R019" calcext:value-type="string">
            <text:p>R019</text:p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4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19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8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8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8" table:formula="of:=COM.MICROSOFT.IFS([$Requirements.$E20]=COLUMN()-1;&quot;X&quot;;[$Requirements.$F20]=COLUMN()-1;&quot;X&quot;;[$Requirements.$G20]=COLUMN()-1;&quot;X&quot;;1;&quot;&quot;)">
            <text:p/>
          </table:table-cell>
          <table:table-cell table:style-name="ce8" table:formula="of:=COM.MICROSOFT.IFS([$Requirements.$E20]=COLUMN()-1;&quot;X&quot;;[$Requirements.$F20]=COLUMN()-1;&quot;X&quot;;[$Requirements.$G20]=COLUMN()-1;&quot;X&quot;;1;&quot;&quot;)">
            <text:p/>
          </table:table-cell>
        </table:table-row>
        <table:table-row table:style-name="ro8">
          <table:table-cell table:style-name="ce11" table:formula="of:=IF([$Requirements.C21]=&quot;&quot;;&quot;&quot;;COM.MICROSOFT.CONCAT(&quot;R&quot;; TEXT(ROW()-1;&quot;000&quot;)))" office:value-type="string" office:string-value="R020" calcext:value-type="string">
            <text:p>R020</text:p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15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20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8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8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8" table:formula="of:=COM.MICROSOFT.IFS([$Requirements.$E21]=COLUMN()-1;&quot;X&quot;;[$Requirements.$F21]=COLUMN()-1;&quot;X&quot;;[$Requirements.$G21]=COLUMN()-1;&quot;X&quot;;1;&quot;&quot;)">
            <text:p/>
          </table:table-cell>
          <table:table-cell table:style-name="ce8" table:formula="of:=COM.MICROSOFT.IFS([$Requirements.$E21]=COLUMN()-1;&quot;X&quot;;[$Requirements.$F21]=COLUMN()-1;&quot;X&quot;;[$Requirements.$G21]=COLUMN()-1;&quot;X&quot;;1;&quot;&quot;)">
            <text:p/>
          </table:table-cell>
        </table:table-row>
        <table:table-row table:style-name="ro8">
          <table:table-cell table:style-name="ce10" table:formula="of:=IF([$Requirements.C22]=&quot;&quot;;&quot;&quot;;COM.MICROSOFT.CONCAT(&quot;R&quot;; TEXT(ROW()-1;&quot;000&quot;)))" office:value-type="string" office:string-value="R021" calcext:value-type="string">
            <text:p>R021</text:p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4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19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8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8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8" table:formula="of:=COM.MICROSOFT.IFS([$Requirements.$E22]=COLUMN()-1;&quot;X&quot;;[$Requirements.$F22]=COLUMN()-1;&quot;X&quot;;[$Requirements.$G22]=COLUMN()-1;&quot;X&quot;;1;&quot;&quot;)">
            <text:p/>
          </table:table-cell>
          <table:table-cell table:style-name="ce8" table:formula="of:=COM.MICROSOFT.IFS([$Requirements.$E22]=COLUMN()-1;&quot;X&quot;;[$Requirements.$F22]=COLUMN()-1;&quot;X&quot;;[$Requirements.$G22]=COLUMN()-1;&quot;X&quot;;1;&quot;&quot;)">
            <text:p/>
          </table:table-cell>
        </table:table-row>
        <table:table-row table:style-name="ro8">
          <table:table-cell table:style-name="ce11" table:formula="of:=IF([$Requirements.C23]=&quot;&quot;;&quot;&quot;;COM.MICROSOFT.CONCAT(&quot;R&quot;; TEXT(ROW()-1;&quot;000&quot;)))" office:value-type="string" office:string-value="R022" calcext:value-type="string">
            <text:p>R022</text:p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15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20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8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8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8" table:formula="of:=COM.MICROSOFT.IFS([$Requirements.$E23]=COLUMN()-1;&quot;X&quot;;[$Requirements.$F23]=COLUMN()-1;&quot;X&quot;;[$Requirements.$G23]=COLUMN()-1;&quot;X&quot;;1;&quot;&quot;)">
            <text:p/>
          </table:table-cell>
          <table:table-cell table:style-name="ce8" table:formula="of:=COM.MICROSOFT.IFS([$Requirements.$E23]=COLUMN()-1;&quot;X&quot;;[$Requirements.$F23]=COLUMN()-1;&quot;X&quot;;[$Requirements.$G23]=COLUMN()-1;&quot;X&quot;;1;&quot;&quot;)">
            <text:p/>
          </table:table-cell>
        </table:table-row>
        <table:table-row table:style-name="ro8">
          <table:table-cell table:style-name="ce10" table:formula="of:=IF([$Requirements.C24]=&quot;&quot;;&quot;&quot;;COM.MICROSOFT.CONCAT(&quot;R&quot;; TEXT(ROW()-1;&quot;000&quot;)))" office:value-type="string" office:string-value="R023" calcext:value-type="string">
            <text:p>R023</text:p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24]=COLUMN()-1;&quot;X&quot;;[$Requirements.$F24]=COLUMN()-1;&quot;X&quot;;[$Requirements.$G24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4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19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8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8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8" table:formula="of:=COM.MICROSOFT.IFS([$Requirements.$E24]=COLUMN()-1;&quot;X&quot;;[$Requirements.$F24]=COLUMN()-1;&quot;X&quot;;[$Requirements.$G24]=COLUMN()-1;&quot;X&quot;;1;&quot;&quot;)">
            <text:p/>
          </table:table-cell>
          <table:table-cell table:style-name="ce8" table:formula="of:=COM.MICROSOFT.IFS([$Requirements.$E24]=COLUMN()-1;&quot;X&quot;;[$Requirements.$F24]=COLUMN()-1;&quot;X&quot;;[$Requirements.$G24]=COLUMN()-1;&quot;X&quot;;1;&quot;&quot;)">
            <text:p/>
          </table:table-cell>
        </table:table-row>
        <table:table-row table:style-name="ro8">
          <table:table-cell table:style-name="ce11" table:formula="of:=IF([$Requirements.C25]=&quot;&quot;;&quot;&quot;;COM.MICROSOFT.CONCAT(&quot;R&quot;; TEXT(ROW()-1;&quot;000&quot;)))" office:value-type="string" office:string-value="R024" calcext:value-type="string">
            <text:p>R024</text:p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25]=COLUMN()-1;&quot;X&quot;;[$Requirements.$F25]=COLUMN()-1;&quot;X&quot;;[$Requirements.$G25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15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20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8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8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8" table:formula="of:=COM.MICROSOFT.IFS([$Requirements.$E25]=COLUMN()-1;&quot;X&quot;;[$Requirements.$F25]=COLUMN()-1;&quot;X&quot;;[$Requirements.$G25]=COLUMN()-1;&quot;X&quot;;1;&quot;&quot;)">
            <text:p/>
          </table:table-cell>
          <table:table-cell table:style-name="ce8" table:formula="of:=COM.MICROSOFT.IFS([$Requirements.$E25]=COLUMN()-1;&quot;X&quot;;[$Requirements.$F25]=COLUMN()-1;&quot;X&quot;;[$Requirements.$G25]=COLUMN()-1;&quot;X&quot;;1;&quot;&quot;)">
            <text:p/>
          </table:table-cell>
        </table:table-row>
        <table:table-row table:style-name="ro8">
          <table:table-cell table:style-name="ce10" table:formula="of:=IF([$Requirements.C26]=&quot;&quot;;&quot;&quot;;COM.MICROSOFT.CONCAT(&quot;R&quot;; TEXT(ROW()-1;&quot;000&quot;)))" office:value-type="string" office:string-value="R025" calcext:value-type="string">
            <text:p>R025</text:p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4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19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8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8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8" table:formula="of:=COM.MICROSOFT.IFS([$Requirements.$E26]=COLUMN()-1;&quot;X&quot;;[$Requirements.$F26]=COLUMN()-1;&quot;X&quot;;[$Requirements.$G26]=COLUMN()-1;&quot;X&quot;;1;&quot;&quot;)">
            <text:p/>
          </table:table-cell>
          <table:table-cell table:style-name="ce8" table:formula="of:=COM.MICROSOFT.IFS([$Requirements.$E26]=COLUMN()-1;&quot;X&quot;;[$Requirements.$F26]=COLUMN()-1;&quot;X&quot;;[$Requirements.$G26]=COLUMN()-1;&quot;X&quot;;1;&quot;&quot;)">
            <text:p/>
          </table:table-cell>
        </table:table-row>
        <table:table-row table:style-name="ro8">
          <table:table-cell table:style-name="ce11" table:formula="of:=IF([$Requirements.C27]=&quot;&quot;;&quot;&quot;;COM.MICROSOFT.CONCAT(&quot;R&quot;; TEXT(ROW()-1;&quot;000&quot;)))" office:value-type="string" office:string-value="R026" calcext:value-type="string">
            <text:p>R026</text:p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15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20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8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8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8" table:formula="of:=COM.MICROSOFT.IFS([$Requirements.$E27]=COLUMN()-1;&quot;X&quot;;[$Requirements.$F27]=COLUMN()-1;&quot;X&quot;;[$Requirements.$G27]=COLUMN()-1;&quot;X&quot;;1;&quot;&quot;)">
            <text:p/>
          </table:table-cell>
          <table:table-cell table:style-name="ce8" table:formula="of:=COM.MICROSOFT.IFS([$Requirements.$E27]=COLUMN()-1;&quot;X&quot;;[$Requirements.$F27]=COLUMN()-1;&quot;X&quot;;[$Requirements.$G27]=COLUMN()-1;&quot;X&quot;;1;&quot;&quot;)">
            <text:p/>
          </table:table-cell>
        </table:table-row>
        <table:table-row table:style-name="ro8">
          <table:table-cell table:style-name="ce10" table:formula="of:=IF([$Requirements.C28]=&quot;&quot;;&quot;&quot;;COM.MICROSOFT.CONCAT(&quot;R&quot;; TEXT(ROW()-1;&quot;000&quot;)))" office:value-type="string" office:string-value="R027" calcext:value-type="string">
            <text:p>R027</text:p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4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19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8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8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8" table:formula="of:=COM.MICROSOFT.IFS([$Requirements.$E28]=COLUMN()-1;&quot;X&quot;;[$Requirements.$F28]=COLUMN()-1;&quot;X&quot;;[$Requirements.$G28]=COLUMN()-1;&quot;X&quot;;1;&quot;&quot;)">
            <text:p/>
          </table:table-cell>
          <table:table-cell table:style-name="ce8" table:formula="of:=COM.MICROSOFT.IFS([$Requirements.$E28]=COLUMN()-1;&quot;X&quot;;[$Requirements.$F28]=COLUMN()-1;&quot;X&quot;;[$Requirements.$G28]=COLUMN()-1;&quot;X&quot;;1;&quot;&quot;)">
            <text:p/>
          </table:table-cell>
        </table:table-row>
        <table:table-row table:style-name="ro8">
          <table:table-cell table:style-name="ce11" table:formula="of:=IF([$Requirements.C29]=&quot;&quot;;&quot;&quot;;COM.MICROSOFT.CONCAT(&quot;R&quot;; TEXT(ROW()-1;&quot;000&quot;)))" office:value-type="string" office:string-value="R028" calcext:value-type="string">
            <text:p>R028</text:p>
          </table:table-cell>
          <table:table-cell table:style-name="ce15" table:formula="of:=COM.MICROSOFT.IFS([$Requirements.$E29]=COLUMN()-1;&quot;X&quot;;[$Requirements.$F29]=COLUMN()-1;&quot;X&quot;;[$Requirements.$G29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15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20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8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8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8" table:formula="of:=COM.MICROSOFT.IFS([$Requirements.$E29]=COLUMN()-1;&quot;X&quot;;[$Requirements.$F29]=COLUMN()-1;&quot;X&quot;;[$Requirements.$G29]=COLUMN()-1;&quot;X&quot;;1;&quot;&quot;)">
            <text:p/>
          </table:table-cell>
          <table:table-cell table:style-name="ce8" table:formula="of:=COM.MICROSOFT.IFS([$Requirements.$E29]=COLUMN()-1;&quot;X&quot;;[$Requirements.$F29]=COLUMN()-1;&quot;X&quot;;[$Requirements.$G29]=COLUMN()-1;&quot;X&quot;;1;&quot;&quot;)">
            <text:p/>
          </table:table-cell>
        </table:table-row>
        <table:table-row table:style-name="ro8">
          <table:table-cell table:style-name="ce10" table:formula="of:=IF([$Requirements.C30]=&quot;&quot;;&quot;&quot;;COM.MICROSOFT.CONCAT(&quot;R&quot;; TEXT(ROW()-1;&quot;000&quot;)))" office:value-type="string" office:string-value="R029" calcext:value-type="string">
            <text:p>R029</text:p>
          </table:table-cell>
          <table:table-cell table:style-name="ce14" table:formula="of:=COM.MICROSOFT.IFS([$Requirements.$E30]=COLUMN()-1;&quot;X&quot;;[$Requirements.$F30]=COLUMN()-1;&quot;X&quot;;[$Requirements.$G30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4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19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8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8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8" table:formula="of:=COM.MICROSOFT.IFS([$Requirements.$E30]=COLUMN()-1;&quot;X&quot;;[$Requirements.$F30]=COLUMN()-1;&quot;X&quot;;[$Requirements.$G30]=COLUMN()-1;&quot;X&quot;;1;&quot;&quot;)">
            <text:p/>
          </table:table-cell>
          <table:table-cell table:style-name="ce8" table:formula="of:=COM.MICROSOFT.IFS([$Requirements.$E30]=COLUMN()-1;&quot;X&quot;;[$Requirements.$F30]=COLUMN()-1;&quot;X&quot;;[$Requirements.$G30]=COLUMN()-1;&quot;X&quot;;1;&quot;&quot;)">
            <text:p/>
          </table:table-cell>
        </table:table-row>
        <table:table-row table:style-name="ro8">
          <table:table-cell table:style-name="ce11" table:formula="of:=IF([$Requirements.C31]=&quot;&quot;;&quot;&quot;;COM.MICROSOFT.CONCAT(&quot;R&quot;; TEXT(ROW()-1;&quot;000&quot;)))" office:value-type="string" office:string-value="R030" calcext:value-type="string">
            <text:p>R030</text:p>
          </table:table-cell>
          <table:table-cell table:style-name="ce15" table:formula="of:=COM.MICROSOFT.IFS([$Requirements.$E31]=COLUMN()-1;&quot;X&quot;;[$Requirements.$F31]=COLUMN()-1;&quot;X&quot;;[$Requirements.$G31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15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20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8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8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8" table:formula="of:=COM.MICROSOFT.IFS([$Requirements.$E31]=COLUMN()-1;&quot;X&quot;;[$Requirements.$F31]=COLUMN()-1;&quot;X&quot;;[$Requirements.$G31]=COLUMN()-1;&quot;X&quot;;1;&quot;&quot;)">
            <text:p/>
          </table:table-cell>
          <table:table-cell table:style-name="ce8" table:formula="of:=COM.MICROSOFT.IFS([$Requirements.$E31]=COLUMN()-1;&quot;X&quot;;[$Requirements.$F31]=COLUMN()-1;&quot;X&quot;;[$Requirements.$G31]=COLUMN()-1;&quot;X&quot;;1;&quot;&quot;)">
            <text:p/>
          </table:table-cell>
        </table:table-row>
        <table:table-row table:style-name="ro8">
          <table:table-cell table:style-name="ce10" table:formula="of:=IF([$Requirements.C32]=&quot;&quot;;&quot;&quot;;COM.MICROSOFT.CONCAT(&quot;R&quot;; TEXT(ROW()-1;&quot;000&quot;)))" office:value-type="string" office:string-value="R031" calcext:value-type="string">
            <text:p>R031</text:p>
          </table:table-cell>
          <table:table-cell table:style-name="ce14" table:formula="of:=COM.MICROSOFT.IFS([$Requirements.$E32]=COLUMN()-1;&quot;X&quot;;[$Requirements.$F32]=COLUMN()-1;&quot;X&quot;;[$Requirements.$G32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4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19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8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8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8" table:formula="of:=COM.MICROSOFT.IFS([$Requirements.$E32]=COLUMN()-1;&quot;X&quot;;[$Requirements.$F32]=COLUMN()-1;&quot;X&quot;;[$Requirements.$G32]=COLUMN()-1;&quot;X&quot;;1;&quot;&quot;)">
            <text:p/>
          </table:table-cell>
          <table:table-cell table:style-name="ce8" table:formula="of:=COM.MICROSOFT.IFS([$Requirements.$E32]=COLUMN()-1;&quot;X&quot;;[$Requirements.$F32]=COLUMN()-1;&quot;X&quot;;[$Requirements.$G32]=COLUMN()-1;&quot;X&quot;;1;&quot;&quot;)">
            <text:p/>
          </table:table-cell>
        </table:table-row>
        <table:table-row table:style-name="ro8">
          <table:table-cell table:style-name="ce11" table:formula="of:=IF([$Requirements.C33]=&quot;&quot;;&quot;&quot;;COM.MICROSOFT.CONCAT(&quot;R&quot;; TEXT(ROW()-1;&quot;000&quot;)))" office:value-type="string" office:string-value="R032" calcext:value-type="string">
            <text:p>R032</text:p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15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20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8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8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8" table:formula="of:=COM.MICROSOFT.IFS([$Requirements.$E33]=COLUMN()-1;&quot;X&quot;;[$Requirements.$F33]=COLUMN()-1;&quot;X&quot;;[$Requirements.$G33]=COLUMN()-1;&quot;X&quot;;1;&quot;&quot;)">
            <text:p/>
          </table:table-cell>
          <table:table-cell table:style-name="ce8" table:formula="of:=COM.MICROSOFT.IFS([$Requirements.$E33]=COLUMN()-1;&quot;X&quot;;[$Requirements.$F33]=COLUMN()-1;&quot;X&quot;;[$Requirements.$G33]=COLUMN()-1;&quot;X&quot;;1;&quot;&quot;)">
            <text:p/>
          </table:table-cell>
        </table:table-row>
        <table:table-row table:style-name="ro8">
          <table:table-cell table:style-name="ce10" table:formula="of:=IF([$Requirements.C34]=&quot;&quot;;&quot;&quot;;COM.MICROSOFT.CONCAT(&quot;R&quot;; TEXT(ROW()-1;&quot;000&quot;)))" office:value-type="string" office:string-value="R033" calcext:value-type="string">
            <text:p>R033</text:p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4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19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8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8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8" table:formula="of:=COM.MICROSOFT.IFS([$Requirements.$E34]=COLUMN()-1;&quot;X&quot;;[$Requirements.$F34]=COLUMN()-1;&quot;X&quot;;[$Requirements.$G34]=COLUMN()-1;&quot;X&quot;;1;&quot;&quot;)">
            <text:p/>
          </table:table-cell>
          <table:table-cell table:style-name="ce8" table:formula="of:=COM.MICROSOFT.IFS([$Requirements.$E34]=COLUMN()-1;&quot;X&quot;;[$Requirements.$F34]=COLUMN()-1;&quot;X&quot;;[$Requirements.$G34]=COLUMN()-1;&quot;X&quot;;1;&quot;&quot;)">
            <text:p/>
          </table:table-cell>
        </table:table-row>
        <table:table-row table:style-name="ro8">
          <table:table-cell table:style-name="ce11" table:formula="of:=IF([$Requirements.C35]=&quot;&quot;;&quot;&quot;;COM.MICROSOFT.CONCAT(&quot;R&quot;; TEXT(ROW()-1;&quot;000&quot;)))" office:value-type="string" office:string-value="R034" calcext:value-type="string">
            <text:p>R034</text:p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15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20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8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8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8" table:formula="of:=COM.MICROSOFT.IFS([$Requirements.$E35]=COLUMN()-1;&quot;X&quot;;[$Requirements.$F35]=COLUMN()-1;&quot;X&quot;;[$Requirements.$G35]=COLUMN()-1;&quot;X&quot;;1;&quot;&quot;)">
            <text:p/>
          </table:table-cell>
          <table:table-cell table:style-name="ce8" table:formula="of:=COM.MICROSOFT.IFS([$Requirements.$E35]=COLUMN()-1;&quot;X&quot;;[$Requirements.$F35]=COLUMN()-1;&quot;X&quot;;[$Requirements.$G35]=COLUMN()-1;&quot;X&quot;;1;&quot;&quot;)">
            <text:p/>
          </table:table-cell>
        </table:table-row>
        <table:table-row table:style-name="ro8">
          <table:table-cell table:style-name="ce10" table:formula="of:=IF([$Requirements.C36]=&quot;&quot;;&quot;&quot;;COM.MICROSOFT.CONCAT(&quot;R&quot;; TEXT(ROW()-1;&quot;000&quot;)))" office:value-type="string" office:string-value="R035" calcext:value-type="string">
            <text:p>R035</text:p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4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19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8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8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8" table:formula="of:=COM.MICROSOFT.IFS([$Requirements.$E36]=COLUMN()-1;&quot;X&quot;;[$Requirements.$F36]=COLUMN()-1;&quot;X&quot;;[$Requirements.$G36]=COLUMN()-1;&quot;X&quot;;1;&quot;&quot;)">
            <text:p/>
          </table:table-cell>
          <table:table-cell table:style-name="ce8" table:formula="of:=COM.MICROSOFT.IFS([$Requirements.$E36]=COLUMN()-1;&quot;X&quot;;[$Requirements.$F36]=COLUMN()-1;&quot;X&quot;;[$Requirements.$G36]=COLUMN()-1;&quot;X&quot;;1;&quot;&quot;)">
            <text:p/>
          </table:table-cell>
        </table:table-row>
        <table:table-row table:style-name="ro8">
          <table:table-cell table:style-name="ce11" table:formula="of:=IF([$Requirements.C37]=&quot;&quot;;&quot;&quot;;COM.MICROSOFT.CONCAT(&quot;R&quot;; TEXT(ROW()-1;&quot;000&quot;)))" office:value-type="string" office:string-value="R036" calcext:value-type="string">
            <text:p>R036</text:p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15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20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8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8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8" table:formula="of:=COM.MICROSOFT.IFS([$Requirements.$E37]=COLUMN()-1;&quot;X&quot;;[$Requirements.$F37]=COLUMN()-1;&quot;X&quot;;[$Requirements.$G37]=COLUMN()-1;&quot;X&quot;;1;&quot;&quot;)">
            <text:p/>
          </table:table-cell>
          <table:table-cell table:style-name="ce8" table:formula="of:=COM.MICROSOFT.IFS([$Requirements.$E37]=COLUMN()-1;&quot;X&quot;;[$Requirements.$F37]=COLUMN()-1;&quot;X&quot;;[$Requirements.$G37]=COLUMN()-1;&quot;X&quot;;1;&quot;&quot;)">
            <text:p/>
          </table:table-cell>
        </table:table-row>
        <table:table-row table:style-name="ro8">
          <table:table-cell table:style-name="ce10" table:formula="of:=IF([$Requirements.C38]=&quot;&quot;;&quot;&quot;;COM.MICROSOFT.CONCAT(&quot;R&quot;; TEXT(ROW()-1;&quot;000&quot;)))" office:value-type="string" office:string-value="R037" calcext:value-type="string">
            <text:p>R037</text:p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4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19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8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8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8" table:formula="of:=COM.MICROSOFT.IFS([$Requirements.$E38]=COLUMN()-1;&quot;X&quot;;[$Requirements.$F38]=COLUMN()-1;&quot;X&quot;;[$Requirements.$G38]=COLUMN()-1;&quot;X&quot;;1;&quot;&quot;)">
            <text:p/>
          </table:table-cell>
          <table:table-cell table:style-name="ce8" table:formula="of:=COM.MICROSOFT.IFS([$Requirements.$E38]=COLUMN()-1;&quot;X&quot;;[$Requirements.$F38]=COLUMN()-1;&quot;X&quot;;[$Requirements.$G38]=COLUMN()-1;&quot;X&quot;;1;&quot;&quot;)">
            <text:p/>
          </table:table-cell>
        </table:table-row>
        <table:table-row table:style-name="ro8">
          <table:table-cell table:style-name="ce11" table:formula="of:=IF([$Requirements.C39]=&quot;&quot;;&quot;&quot;;COM.MICROSOFT.CONCAT(&quot;R&quot;; TEXT(ROW()-1;&quot;000&quot;)))" office:value-type="string" office:string-value="R038" calcext:value-type="string">
            <text:p>R038</text:p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15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20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8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8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8" table:formula="of:=COM.MICROSOFT.IFS([$Requirements.$E39]=COLUMN()-1;&quot;X&quot;;[$Requirements.$F39]=COLUMN()-1;&quot;X&quot;;[$Requirements.$G39]=COLUMN()-1;&quot;X&quot;;1;&quot;&quot;)">
            <text:p/>
          </table:table-cell>
          <table:table-cell table:style-name="ce8" table:formula="of:=COM.MICROSOFT.IFS([$Requirements.$E39]=COLUMN()-1;&quot;X&quot;;[$Requirements.$F39]=COLUMN()-1;&quot;X&quot;;[$Requirements.$G39]=COLUMN()-1;&quot;X&quot;;1;&quot;&quot;)">
            <text:p/>
          </table:table-cell>
        </table:table-row>
        <table:table-row table:style-name="ro8">
          <table:table-cell table:style-name="ce10" table:formula="of:=IF([$Requirements.C40]=&quot;&quot;;&quot;&quot;;COM.MICROSOFT.CONCAT(&quot;R&quot;; TEXT(ROW()-1;&quot;000&quot;)))" office:value-type="string" office:string-value="R039" calcext:value-type="string">
            <text:p>R039</text:p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4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19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8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8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8" table:formula="of:=COM.MICROSOFT.IFS([$Requirements.$E40]=COLUMN()-1;&quot;X&quot;;[$Requirements.$F40]=COLUMN()-1;&quot;X&quot;;[$Requirements.$G40]=COLUMN()-1;&quot;X&quot;;1;&quot;&quot;)">
            <text:p/>
          </table:table-cell>
          <table:table-cell table:style-name="ce8" table:formula="of:=COM.MICROSOFT.IFS([$Requirements.$E40]=COLUMN()-1;&quot;X&quot;;[$Requirements.$F40]=COLUMN()-1;&quot;X&quot;;[$Requirements.$G40]=COLUMN()-1;&quot;X&quot;;1;&quot;&quot;)">
            <text:p/>
          </table:table-cell>
        </table:table-row>
        <table:table-row table:style-name="ro8">
          <table:table-cell table:style-name="ce11" table:formula="of:=IF([$Requirements.C41]=&quot;&quot;;&quot;&quot;;COM.MICROSOFT.CONCAT(&quot;R&quot;; TEXT(ROW()-1;&quot;000&quot;)))" office:value-type="string" office:string-value="R040" calcext:value-type="string">
            <text:p>R040</text:p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15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20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8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8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8" table:formula="of:=COM.MICROSOFT.IFS([$Requirements.$E41]=COLUMN()-1;&quot;X&quot;;[$Requirements.$F41]=COLUMN()-1;&quot;X&quot;;[$Requirements.$G41]=COLUMN()-1;&quot;X&quot;;1;&quot;&quot;)">
            <text:p/>
          </table:table-cell>
          <table:table-cell table:style-name="ce8" table:formula="of:=COM.MICROSOFT.IFS([$Requirements.$E41]=COLUMN()-1;&quot;X&quot;;[$Requirements.$F41]=COLUMN()-1;&quot;X&quot;;[$Requirements.$G41]=COLUMN()-1;&quot;X&quot;;1;&quot;&quot;)">
            <text:p/>
          </table:table-cell>
        </table:table-row>
        <table:table-row table:style-name="ro8">
          <table:table-cell table:style-name="ce10" table:formula="of:=IF([$Requirements.C42]=&quot;&quot;;&quot;&quot;;COM.MICROSOFT.CONCAT(&quot;R&quot;; TEXT(ROW()-1;&quot;000&quot;)))" office:value-type="string" office:string-value="R041" calcext:value-type="string">
            <text:p>R041</text:p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4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19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8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8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8" table:formula="of:=COM.MICROSOFT.IFS([$Requirements.$E42]=COLUMN()-1;&quot;X&quot;;[$Requirements.$F42]=COLUMN()-1;&quot;X&quot;;[$Requirements.$G42]=COLUMN()-1;&quot;X&quot;;1;&quot;&quot;)">
            <text:p/>
          </table:table-cell>
          <table:table-cell table:style-name="ce8" table:formula="of:=COM.MICROSOFT.IFS([$Requirements.$E42]=COLUMN()-1;&quot;X&quot;;[$Requirements.$F42]=COLUMN()-1;&quot;X&quot;;[$Requirements.$G42]=COLUMN()-1;&quot;X&quot;;1;&quot;&quot;)">
            <text:p/>
          </table:table-cell>
        </table:table-row>
        <table:table-row table:style-name="ro8">
          <table:table-cell table:style-name="ce11" table:formula="of:=IF([$Requirements.C43]=&quot;&quot;;&quot;&quot;;COM.MICROSOFT.CONCAT(&quot;R&quot;; TEXT(ROW()-1;&quot;000&quot;)))" office:value-type="string" office:string-value="R042" calcext:value-type="string">
            <text:p>R042</text:p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15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20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8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8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8" table:formula="of:=COM.MICROSOFT.IFS([$Requirements.$E43]=COLUMN()-1;&quot;X&quot;;[$Requirements.$F43]=COLUMN()-1;&quot;X&quot;;[$Requirements.$G43]=COLUMN()-1;&quot;X&quot;;1;&quot;&quot;)">
            <text:p/>
          </table:table-cell>
          <table:table-cell table:style-name="ce8" table:formula="of:=COM.MICROSOFT.IFS([$Requirements.$E43]=COLUMN()-1;&quot;X&quot;;[$Requirements.$F43]=COLUMN()-1;&quot;X&quot;;[$Requirements.$G43]=COLUMN()-1;&quot;X&quot;;1;&quot;&quot;)">
            <text:p/>
          </table:table-cell>
        </table:table-row>
        <table:table-row table:style-name="ro8">
          <table:table-cell table:style-name="ce10" table:formula="of:=IF([$Requirements.C44]=&quot;&quot;;&quot;&quot;;COM.MICROSOFT.CONCAT(&quot;R&quot;; TEXT(ROW()-1;&quot;000&quot;)))" office:value-type="string" office:string-value="R043" calcext:value-type="string">
            <text:p>R043</text:p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4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19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8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8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8" table:formula="of:=COM.MICROSOFT.IFS([$Requirements.$E44]=COLUMN()-1;&quot;X&quot;;[$Requirements.$F44]=COLUMN()-1;&quot;X&quot;;[$Requirements.$G44]=COLUMN()-1;&quot;X&quot;;1;&quot;&quot;)">
            <text:p/>
          </table:table-cell>
          <table:table-cell table:style-name="ce8" table:formula="of:=COM.MICROSOFT.IFS([$Requirements.$E44]=COLUMN()-1;&quot;X&quot;;[$Requirements.$F44]=COLUMN()-1;&quot;X&quot;;[$Requirements.$G44]=COLUMN()-1;&quot;X&quot;;1;&quot;&quot;)">
            <text:p/>
          </table:table-cell>
        </table:table-row>
        <table:table-row table:style-name="ro8">
          <table:table-cell table:style-name="ce11" table:formula="of:=IF([$Requirements.C45]=&quot;&quot;;&quot;&quot;;COM.MICROSOFT.CONCAT(&quot;R&quot;; TEXT(ROW()-1;&quot;000&quot;)))" office:value-type="string" office:string-value="R044" calcext:value-type="string">
            <text:p>R044</text:p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15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20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8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8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8" table:formula="of:=COM.MICROSOFT.IFS([$Requirements.$E45]=COLUMN()-1;&quot;X&quot;;[$Requirements.$F45]=COLUMN()-1;&quot;X&quot;;[$Requirements.$G45]=COLUMN()-1;&quot;X&quot;;1;&quot;&quot;)">
            <text:p/>
          </table:table-cell>
          <table:table-cell table:style-name="ce8" table:formula="of:=COM.MICROSOFT.IFS([$Requirements.$E45]=COLUMN()-1;&quot;X&quot;;[$Requirements.$F45]=COLUMN()-1;&quot;X&quot;;[$Requirements.$G45]=COLUMN()-1;&quot;X&quot;;1;&quot;&quot;)">
            <text:p/>
          </table:table-cell>
        </table:table-row>
        <table:table-row table:style-name="ro8">
          <table:table-cell table:style-name="ce10" table:formula="of:=IF([$Requirements.C46]=&quot;&quot;;&quot;&quot;;COM.MICROSOFT.CONCAT(&quot;R&quot;; TEXT(ROW()-1;&quot;000&quot;)))" office:value-type="string" office:string-value="R045" calcext:value-type="string">
            <text:p>R045</text:p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4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19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8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8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8" table:formula="of:=COM.MICROSOFT.IFS([$Requirements.$E46]=COLUMN()-1;&quot;X&quot;;[$Requirements.$F46]=COLUMN()-1;&quot;X&quot;;[$Requirements.$G46]=COLUMN()-1;&quot;X&quot;;1;&quot;&quot;)">
            <text:p/>
          </table:table-cell>
          <table:table-cell table:style-name="ce8" table:formula="of:=COM.MICROSOFT.IFS([$Requirements.$E46]=COLUMN()-1;&quot;X&quot;;[$Requirements.$F46]=COLUMN()-1;&quot;X&quot;;[$Requirements.$G46]=COLUMN()-1;&quot;X&quot;;1;&quot;&quot;)">
            <text:p/>
          </table:table-cell>
        </table:table-row>
        <table:table-row table:style-name="ro8">
          <table:table-cell table:style-name="ce11" table:formula="of:=IF([$Requirements.C47]=&quot;&quot;;&quot;&quot;;COM.MICROSOFT.CONCAT(&quot;R&quot;; TEXT(ROW()-1;&quot;000&quot;)))" office:value-type="string" office:string-value="R046" calcext:value-type="string">
            <text:p>R046</text:p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15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20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8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8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8" table:formula="of:=COM.MICROSOFT.IFS([$Requirements.$E47]=COLUMN()-1;&quot;X&quot;;[$Requirements.$F47]=COLUMN()-1;&quot;X&quot;;[$Requirements.$G47]=COLUMN()-1;&quot;X&quot;;1;&quot;&quot;)">
            <text:p/>
          </table:table-cell>
          <table:table-cell table:style-name="ce8" table:formula="of:=COM.MICROSOFT.IFS([$Requirements.$E47]=COLUMN()-1;&quot;X&quot;;[$Requirements.$F47]=COLUMN()-1;&quot;X&quot;;[$Requirements.$G47]=COLUMN()-1;&quot;X&quot;;1;&quot;&quot;)">
            <text:p/>
          </table:table-cell>
        </table:table-row>
        <table:table-row table:style-name="ro8">
          <table:table-cell table:style-name="ce10" table:formula="of:=IF([$Requirements.C48]=&quot;&quot;;&quot;&quot;;COM.MICROSOFT.CONCAT(&quot;R&quot;; TEXT(ROW()-1;&quot;000&quot;)))" office:value-type="string" office:string-value="R047" calcext:value-type="string">
            <text:p>R047</text:p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48]=COLUMN()-1;&quot;X&quot;;[$Requirements.$F48]=COLUMN()-1;&quot;X&quot;;[$Requirements.$G48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4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19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8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8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8" table:formula="of:=COM.MICROSOFT.IFS([$Requirements.$E48]=COLUMN()-1;&quot;X&quot;;[$Requirements.$F48]=COLUMN()-1;&quot;X&quot;;[$Requirements.$G48]=COLUMN()-1;&quot;X&quot;;1;&quot;&quot;)">
            <text:p/>
          </table:table-cell>
          <table:table-cell table:style-name="ce8" table:formula="of:=COM.MICROSOFT.IFS([$Requirements.$E48]=COLUMN()-1;&quot;X&quot;;[$Requirements.$F48]=COLUMN()-1;&quot;X&quot;;[$Requirements.$G48]=COLUMN()-1;&quot;X&quot;;1;&quot;&quot;)">
            <text:p/>
          </table:table-cell>
        </table:table-row>
        <table:table-row table:style-name="ro8">
          <table:table-cell table:style-name="ce11" table:formula="of:=IF([$Requirements.C49]=&quot;&quot;;&quot;&quot;;COM.MICROSOFT.CONCAT(&quot;R&quot;; TEXT(ROW()-1;&quot;000&quot;)))" office:value-type="string" office:string-value="R048" calcext:value-type="string">
            <text:p>R048</text:p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15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20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8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8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8" table:formula="of:=COM.MICROSOFT.IFS([$Requirements.$E49]=COLUMN()-1;&quot;X&quot;;[$Requirements.$F49]=COLUMN()-1;&quot;X&quot;;[$Requirements.$G49]=COLUMN()-1;&quot;X&quot;;1;&quot;&quot;)">
            <text:p/>
          </table:table-cell>
          <table:table-cell table:style-name="ce8" table:formula="of:=COM.MICROSOFT.IFS([$Requirements.$E49]=COLUMN()-1;&quot;X&quot;;[$Requirements.$F49]=COLUMN()-1;&quot;X&quot;;[$Requirements.$G49]=COLUMN()-1;&quot;X&quot;;1;&quot;&quot;)">
            <text:p/>
          </table:table-cell>
        </table:table-row>
        <table:table-row table:style-name="ro8">
          <table:table-cell table:style-name="ce10" table:formula="of:=IF([$Requirements.C50]=&quot;&quot;;&quot;&quot;;COM.MICROSOFT.CONCAT(&quot;R&quot;; TEXT(ROW()-1;&quot;000&quot;)))" office:value-type="string" office:string-value="R049" calcext:value-type="string">
            <text:p>R049</text:p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 office:value-type="string" office:string-value="X" calcext:value-type="string">
            <text:p>X</text:p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4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19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8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8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8" table:formula="of:=COM.MICROSOFT.IFS([$Requirements.$E50]=COLUMN()-1;&quot;X&quot;;[$Requirements.$F50]=COLUMN()-1;&quot;X&quot;;[$Requirements.$G50]=COLUMN()-1;&quot;X&quot;;1;&quot;&quot;)">
            <text:p/>
          </table:table-cell>
          <table:table-cell table:style-name="ce8" table:formula="of:=COM.MICROSOFT.IFS([$Requirements.$E50]=COLUMN()-1;&quot;X&quot;;[$Requirements.$F50]=COLUMN()-1;&quot;X&quot;;[$Requirements.$G50]=COLUMN()-1;&quot;X&quot;;1;&quot;&quot;)">
            <text:p/>
          </table:table-cell>
        </table:table-row>
        <table:table-row table:style-name="ro8">
          <table:table-cell table:style-name="ce11" table:formula="of:=IF([$Requirements.C51]=&quot;&quot;;&quot;&quot;;COM.MICROSOFT.CONCAT(&quot;R&quot;; TEXT(ROW()-1;&quot;000&quot;)))" office:value-type="string" office:string-value="R050" calcext:value-type="string">
            <text:p>R050</text:p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 office:value-type="string" office:string-value="X" calcext:value-type="string">
            <text:p>X</text:p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formula="of:=COM.MICROSOFT.IFS([$Requirements.$E51]=COLUMN()-1;&quot;X&quot;;[$Requirements.$F51]=COLUMN()-1;&quot;X&quot;;[$Requirements.$G51]=COLUMN()-1;&quot;X&quot;;1;&quot;&quot;)">
            <text:p/>
          </table:table-cell>
          <table:table-cell table:style-name="ce15" table:number-columns-repeated="2"/>
          <table:table-cell table:style-name="ce20"/>
          <table:table-cell table:number-columns-repeated="12"/>
        </table:table-row>
        <table:table-row table:style-name="ro8">
          <table:table-cell table:style-name="ce10" table:formula="of:=IF([$Requirements.C52]=&quot;&quot;;&quot;&quot;;COM.MICROSOFT.CONCAT(&quot;R&quot;; TEXT(ROW()-1;&quot;000&quot;)))" office:value-type="string" office:string-value="R051" calcext:value-type="string">
            <text:p>R051</text:p>
          </table:table-cell>
          <table:table-cell table:style-name="ce14" table:number-columns-repeated="35"/>
          <table:table-cell table:style-name="ce14" office:value-type="string" calcext:value-type="string">
            <text:p>X</text:p>
          </table:table-cell>
          <table:table-cell table:style-name="ce19"/>
          <table:table-cell table:number-columns-repeated="12"/>
        </table:table-row>
        <table:table-row table:style-name="ro8">
          <table:table-cell table:style-name="ce12" table:formula="of:=IF([$Requirements.C53]=&quot;&quot;;&quot;&quot;;COM.MICROSOFT.CONCAT(&quot;R&quot;; TEXT(ROW()-1;&quot;000&quot;)))" office:value-type="string" office:string-value="R052" calcext:value-type="string">
            <text:p>R052</text:p>
          </table:table-cell>
          <table:table-cell table:style-name="ce16" table:number-columns-repeated="34"/>
          <table:table-cell table:style-name="ce16" office:value-type="string" calcext:value-type="string">
            <text:p>X</text:p>
          </table:table-cell>
          <table:table-cell table:style-name="ce16"/>
          <table:table-cell table:style-name="ce21"/>
          <table:table-cell table:number-columns-repeated="12"/>
        </table:table-row>
        <table:table-row table:style-name="ro1">
          <table:table-cell table:formula="of:=IF([$Requirements.C54]=&quot;&quot;;&quot;&quot;;COM.MICROSOFT.CONCAT(&quot;R&quot;; TEXT(ROW()-1;&quot;000&quot;)))">
            <text:p/>
          </table:table-cell>
          <table:table-cell table:number-columns-repeated="49"/>
        </table:table-row>
        <table:table-row table:style-name="ro1">
          <table:table-cell table:formula="of:=IF([$Requirements.C55]=&quot;&quot;;&quot;&quot;;COM.MICROSOFT.CONCAT(&quot;R&quot;; TEXT(ROW()-1;&quot;000&quot;)))">
            <text:p/>
          </table:table-cell>
          <table:table-cell table:number-columns-repeated="49"/>
        </table:table-row>
        <table:table-row table:style-name="ro1" table:number-rows-repeated="1048520">
          <table:table-cell table:number-columns-repeated="50"/>
        </table:table-row>
        <table:table-row table:style-name="ro1">
          <table:table-cell table:number-columns-repeated="50"/>
        </table:table-row>
      </table:table>
      <table:named-expressions/>
      <table:database-ranges>
        <table:database-range table:name="__Anonymous_Sheet_DB__0" table:target-range-address="Requirements.A1:Requirements.D7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Use Case Scenario'.A1:'Use Case Scenario'.G6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12:48:47.4305193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4T09:37:26.121841226</meta:creation-date>
    <dc:date>2025-03-26T13:24:46.131832832</dc:date>
    <meta:editing-duration>P1DT11H17M55S</meta:editing-duration>
    <meta:editing-cycles>15</meta:editing-cycles>
    <meta:generator>LibreOffice/25.2.2.1$Linux_X86_64 LibreOffice_project/520$Build-1</meta:generator>
    <meta:document-statistic meta:table-count="3" meta:cell-count="3101" meta:object-count="0"/>
  </office:meta>
</office:document-meta>
</file>